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3A90000105546463967.svm"/>
  <manifest:file-entry manifest:media-type="" manifest:full-path="Pictures/20000007000038F400000F4D070397C3.svm"/>
  <manifest:file-entry manifest:media-type="" manifest:full-path="Pictures/200000070000374C00000F181146FF21.svm"/>
  <manifest:file-entry manifest:media-type="" manifest:full-path="Pictures/200000070000238F000010214FBFF2E1.svm"/>
  <manifest:file-entry manifest:media-type="" manifest:full-path="Pictures/20000007000016BE000032C0128D1A04.svm"/>
  <manifest:file-entry manifest:media-type="" manifest:full-path="Pictures/200000070000153100001A278F352671.svm"/>
  <manifest:file-entry manifest:media-type="" manifest:full-path="Pictures/20000007000016A300001C1E10D2B5FC.svm"/>
  <manifest:file-entry manifest:media-type="" manifest:full-path="Pictures/20000007000011AD0000133A0EB43CB2.svm"/>
  <manifest:file-entry manifest:media-type="" manifest:full-path="Pictures/20000007000025EF00000FB753A2A15B.svm"/>
  <manifest:file-entry manifest:media-type="" manifest:full-path="Pictures/200000070000392800000E5FBD86FFF5.svm"/>
  <manifest:file-entry manifest:media-type="" manifest:full-path="Pictures/200000070000205A000010211128251A.svm"/>
  <manifest:file-entry manifest:media-type="" manifest:full-path="Pictures/200000070000242D00002114156F4A37.svm"/>
  <manifest:file-entry manifest:media-type="" manifest:full-path="Pictures/20000007000025A000001178F474FF0A.svm"/>
  <manifest:file-entry manifest:media-type="" manifest:full-path="Pictures/200000070000379C00000DA6CB8461D6.svm"/>
  <manifest:file-entry manifest:media-type="" manifest:full-path="Pictures/200000070000153100001A76BA4300F2.svm"/>
  <manifest:file-entry manifest:media-type="" manifest:full-path="Pictures/2000000700005B5E000045F9969F4809.svm"/>
  <manifest:file-entry manifest:media-type="" manifest:full-path="Pictures/20000007000022BB00001193A328932B.svm"/>
  <manifest:file-entry manifest:media-type="" manifest:full-path="Pictures/20000007000013A400001EE83B1880EA.svm"/>
  <manifest:file-entry manifest:media-type="" manifest:full-path="Pictures/200000070000170D000025EF8016BFCF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4.182cm" fo:margin-left="1.519cm" fo:margin-right="1.298cm" table:align="margins"/>
    </style:style>
    <style:style style:name="Tabela1.A" style:family="table-column">
      <style:table-column-properties style:column-width="6.985cm" style:rel-column-width="32278*"/>
    </style:style>
    <style:style style:name="Tabela1.B" style:family="table-column">
      <style:table-column-properties style:column-width="7.197cm" style:rel-column-width="33257*"/>
    </style:style>
    <style:style style:name="Tabela1.A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.A3" style:family="table-cell">
      <style:table-cell-properties fo:padding="0.097cm" fo:border-left="0.002cm solid #000000" fo:border-right="none" fo:border-top="none" fo:border-bottom="0.002cm solid #000000"/>
    </style:style>
    <style:style style:name="Tabela2" style:family="table">
      <style:table-properties style:width="16.999cm" table:align="margins"/>
    </style:style>
    <style:style style:name="Tabela2.A" style:family="table-column">
      <style:table-column-properties style:column-width="8.498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B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6.251cm" fo:margin-left="-0.191cm" fo:margin-top="0cm" fo:margin-bottom="0cm" table:align="left" style:writing-mode="lr-tb"/>
    </style:style>
    <style:style style:name="Tabela3.A" style:family="table-column">
      <style:table-column-properties style:column-width="5.44cm"/>
    </style:style>
    <style:style style:name="Tabela3.B" style:family="table-column">
      <style:table-column-properties style:column-width="4.001cm"/>
    </style:style>
    <style:style style:name="Tabela3.C" style:family="table-column">
      <style:table-column-properties style:column-width="6.81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fo:background-color="#d9d9d9" fo:padding-left="0.191cm" fo:padding-right="0.191cm" fo:padding-top="0cm" fo:padding-bottom="0cm" fo:border="0.018cm solid #000001">
        <style:background-image/>
      </style:table-cell-properties>
    </style:style>
    <style:style style:name="Tabela3.A2" style:family="table-cell">
      <style:table-cell-properties fo:padding-left="0.191cm" fo:padding-right="0.191cm" fo:padding-top="0cm" fo:padding-bottom="0cm" fo:border="0.018cm solid #000001"/>
    </style:style>
    <style:style style:name="Tabela4" style:family="table">
      <style:table-properties style:width="16.251cm" fo:margin-left="-0.191cm" fo:margin-top="0cm" fo:margin-bottom="0cm" table:align="left" style:writing-mode="lr-tb"/>
    </style:style>
    <style:style style:name="Tabela4.A" style:family="table-column">
      <style:table-column-properties style:column-width="5.44cm"/>
    </style:style>
    <style:style style:name="Tabela4.B" style:family="table-column">
      <style:table-column-properties style:column-width="4.001cm"/>
    </style:style>
    <style:style style:name="Tabela4.C" style:family="table-column">
      <style:table-column-properties style:column-width="6.81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fo:background-color="#d9d9d9" fo:padding-left="0.191cm" fo:padding-right="0.191cm" fo:padding-top="0cm" fo:padding-bottom="0cm" fo:border="0.018cm solid #000001">
        <style:background-image/>
      </style:table-cell-properties>
    </style:style>
    <style:style style:name="Tabela4.A2" style:family="table-cell">
      <style:table-cell-properties fo:padding-left="0.191cm" fo:padding-right="0.191cm" fo:padding-top="0cm" fo:padding-bottom="0cm" fo:border="0.018cm solid #000001"/>
    </style:style>
    <style:style style:name="Tabela5" style:family="table">
      <style:table-properties style:width="16.251cm" fo:margin-left="-0.191cm" fo:margin-top="0cm" fo:margin-bottom="0cm" table:align="left" style:writing-mode="lr-tb"/>
    </style:style>
    <style:style style:name="Tabela5.A" style:family="table-column">
      <style:table-column-properties style:column-width="5.44cm"/>
    </style:style>
    <style:style style:name="Tabela5.B" style:family="table-column">
      <style:table-column-properties style:column-width="4.001cm"/>
    </style:style>
    <style:style style:name="Tabela5.C" style:family="table-column">
      <style:table-column-properties style:column-width="6.81cm"/>
    </style:style>
    <style:style style:name="Tabela5.1" style:family="table-row">
      <style:table-row-properties style:keep-together="true" fo:keep-together="auto"/>
    </style:style>
    <style:style style:name="Tabela5.A1" style:family="table-cell">
      <style:table-cell-properties fo:background-color="#d9d9d9" fo:padding-left="0.191cm" fo:padding-right="0.191cm" fo:padding-top="0cm" fo:padding-bottom="0cm" fo:border="0.018cm solid #000001">
        <style:background-image/>
      </style:table-cell-properties>
    </style:style>
    <style:style style:name="Tabela5.A2" style:family="table-cell">
      <style:table-cell-properties fo:padding-left="0.191cm" fo:padding-right="0.191cm" fo:padding-top="0cm" fo:padding-bottom="0cm" fo:border="0.018cm solid #000001"/>
    </style:style>
    <style:style style:name="Tabela6" style:family="table">
      <style:table-properties style:width="16.251cm" fo:margin-left="-0.191cm" fo:margin-top="0cm" fo:margin-bottom="0cm" table:align="left" style:writing-mode="lr-tb"/>
    </style:style>
    <style:style style:name="Tabela6.A" style:family="table-column">
      <style:table-column-properties style:column-width="5.44cm"/>
    </style:style>
    <style:style style:name="Tabela6.B" style:family="table-column">
      <style:table-column-properties style:column-width="4.001cm"/>
    </style:style>
    <style:style style:name="Tabela6.C" style:family="table-column">
      <style:table-column-properties style:column-width="6.81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fo:background-color="#d9d9d9" fo:padding-left="0.191cm" fo:padding-right="0.191cm" fo:padding-top="0cm" fo:padding-bottom="0cm" fo:border="0.018cm solid #000001">
        <style:background-image/>
      </style:table-cell-properties>
    </style:style>
    <style:style style:name="Tabela6.A2" style:family="table-cell">
      <style:table-cell-properties fo:padding-left="0.191cm" fo:padding-right="0.191cm" fo:padding-top="0cm" fo:padding-bottom="0cm" fo:border="0.018cm solid #000001"/>
    </style:style>
    <style:style style:name="Tabela7" style:family="table">
      <style:table-properties style:width="16.251cm" fo:margin-left="-0.191cm" fo:margin-top="0cm" fo:margin-bottom="0cm" table:align="left" style:writing-mode="lr-tb"/>
    </style:style>
    <style:style style:name="Tabela7.A" style:family="table-column">
      <style:table-column-properties style:column-width="5.44cm"/>
    </style:style>
    <style:style style:name="Tabela7.B" style:family="table-column">
      <style:table-column-properties style:column-width="4.001cm"/>
    </style:style>
    <style:style style:name="Tabela7.C" style:family="table-column">
      <style:table-column-properties style:column-width="6.81cm"/>
    </style:style>
    <style:style style:name="Tabela7.1" style:family="table-row">
      <style:table-row-properties style:keep-together="true" fo:keep-together="auto"/>
    </style:style>
    <style:style style:name="Tabela7.A1" style:family="table-cell">
      <style:table-cell-properties fo:background-color="#d9d9d9" fo:padding-left="0.191cm" fo:padding-right="0.191cm" fo:padding-top="0cm" fo:padding-bottom="0cm" fo:border="0.018cm solid #000001">
        <style:background-image/>
      </style:table-cell-properties>
    </style:style>
    <style:style style:name="Tabela7.A2" style:family="table-cell">
      <style:table-cell-properties fo:padding-left="0.191cm" fo:padding-right="0.191cm" fo:padding-top="0cm" fo:padding-bottom="0cm" fo:border="0.018cm solid #000001"/>
    </style:style>
    <style:style style:name="Tabela7.A3" style:family="table-cell">
      <style:table-cell-properties fo:padding-left="0.191cm" fo:padding-right="0.191cm" fo:padding-top="0cm" fo:padding-bottom="0cm" fo:border-left="0.018cm solid #000001" fo:border-right="0.018cm solid #000001" fo:border-top="none" fo:border-bottom="0.018cm solid #000001"/>
    </style:style>
    <style:style style:name="Tabela8" style:family="table">
      <style:table-properties style:width="16.251cm" fo:margin-left="-0.191cm" fo:margin-top="0cm" fo:margin-bottom="0cm" table:align="left" style:writing-mode="lr-tb"/>
    </style:style>
    <style:style style:name="Tabela8.A" style:family="table-column">
      <style:table-column-properties style:column-width="5.44cm"/>
    </style:style>
    <style:style style:name="Tabela8.B" style:family="table-column">
      <style:table-column-properties style:column-width="4.001cm"/>
    </style:style>
    <style:style style:name="Tabela8.C" style:family="table-column">
      <style:table-column-properties style:column-width="6.81cm"/>
    </style:style>
    <style:style style:name="Tabela8.1" style:family="table-row">
      <style:table-row-properties style:keep-together="true" fo:keep-together="auto"/>
    </style:style>
    <style:style style:name="Tabela8.A1" style:family="table-cell">
      <style:table-cell-properties fo:background-color="#d9d9d9" fo:padding-left="0.191cm" fo:padding-right="0.191cm" fo:padding-top="0cm" fo:padding-bottom="0cm" fo:border="0.018cm solid #000001">
        <style:background-image/>
      </style:table-cell-properties>
    </style:style>
    <style:style style:name="Tabela8.A2" style:family="table-cell">
      <style:table-cell-properties fo:padding-left="0.191cm" fo:padding-right="0.191cm" fo:padding-top="0cm" fo:padding-bottom="0cm" fo:border="0.018cm solid #000001"/>
    </style:style>
    <style:style style:name="Tabela8.A3" style:family="table-cell">
      <style:table-cell-properties fo:padding-left="0.191cm" fo:padding-right="0.191cm" fo:padding-top="0cm" fo:padding-bottom="0cm" fo:border-left="0.018cm solid #000001" fo:border-right="0.018cm solid #000001" fo:border-top="none" fo:border-bottom="0.018cm solid #000001"/>
    </style:style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language="pl" fo:country="PL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3" style:family="paragraph" style:parent-style-name="Standard">
      <style:text-properties fo:font-size="16pt" fo:language="pl" fo:country="PL" fo:font-style="normal" style:text-underline-style="none" fo:font-weight="normal" style:font-size-asian="16pt" style:language-asian="zxx" style:country-asian="none" style:font-style-asian="normal" style:font-weight-asian="normal" style:font-size-complex="16pt" style:language-complex="zxx" style:country-complex="none" style:font-style-complex="normal" style:font-weight-complex="normal"/>
    </style:style>
    <style:style style:name="P4" style:family="paragraph" style:parent-style-name="Standard">
      <style:text-properties fo:font-size="16pt" fo:language="pl" fo:country="PL" fo:font-style="normal" style:text-underline-style="none" fo:font-weight="bold" style:font-size-asian="16pt" style:language-asian="zxx" style:country-asian="none" style:font-style-asian="normal" style:font-weight-asian="bold" style:font-size-complex="16pt" style:language-complex="zxx" style:country-complex="none" style:font-style-complex="normal" style:font-weight-complex="bold"/>
    </style:style>
    <style:style style:name="P5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language="pl" fo:country="PL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7" style:family="paragraph" style:parent-style-name="Standard">
      <style:text-properties fo:font-size="14pt" fo:language="pl" fo:country="PL" fo:font-style="normal" style:text-underline-style="none" fo:font-weight="normal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8" style:family="paragraph" style:parent-style-name="Standard">
      <style:text-properties fo:font-size="14pt" fo:language="pl" fo:country="PL" fo:font-style="normal" style:text-underline-style="none" fo:font-weight="bold" style:font-size-asian="14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9" style:family="paragraph" style:parent-style-name="Standard">
      <style:text-properties fo:font-size="14pt" fo:language="pl" fo:country="PL" fo:font-style="normal" style:text-underline-style="solid" style:text-underline-width="auto" style:text-underline-color="font-color" fo:font-weight="normal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10" style:family="paragraph" style:parent-style-name="Standard">
      <style:text-properties fo:font-size="14pt" fo:language="pl" fo:country="PL" style:text-underline-style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1" style:family="paragraph" style:parent-style-name="Standard">
      <style:text-properties fo:font-size="14pt" fo:language="pl" fo:country="PL" fo:font-style="italic" style:text-underline-style="none" fo:font-weight="normal" style:font-size-asian="14pt" style:language-asian="zxx" style:country-asian="none" style:font-style-asian="italic" style:font-weight-asian="normal" style:font-size-complex="14pt" style:language-complex="zxx" style:country-complex="none" style:font-style-complex="italic" style:font-weight-complex="normal"/>
    </style:style>
    <style:style style:name="P12" style:family="paragraph" style:parent-style-name="Standard">
      <style:text-properties fo:font-size="14pt" fo:language="pl" fo:country="PL" fo:font-style="italic" style:text-underline-style="none" fo:font-weight="bold" style:font-size-asian="14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style style:name="P13" style:family="paragraph" style:parent-style-name="Standard">
      <style:text-properties fo:font-size="14pt" fo:language="pl" fo:country="PL" fo:font-style="italic" style:text-underline-style="solid" style:text-underline-width="auto" style:text-underline-color="font-color" fo:font-weight="normal" style:font-size-asian="14pt" style:language-asian="zxx" style:country-asian="none" style:font-style-asian="italic" style:font-weight-asian="normal" style:font-size-complex="14pt" style:language-complex="zxx" style:country-complex="none" style:font-style-complex="italic" style:font-weight-complex="normal"/>
    </style:style>
    <style:style style:name="P14" style:family="paragraph" style:parent-style-name="Standard">
      <style:text-properties fo:font-size="14pt" style:text-underline-style="none" style:font-size-asian="14pt" style:font-size-complex="14pt"/>
    </style:style>
    <style:style style:name="P15" style:family="paragraph" style:parent-style-name="Standard">
      <style:text-properties fo:font-size="14pt" style:font-size-asian="14pt" style:font-size-complex="14pt"/>
    </style:style>
    <style:style style:name="P16" style:family="paragraph" style:parent-style-name="Standard">
      <style:text-properties style:font-name="Consolas" fo:font-size="10pt" style:font-name-asian="Consolas" style:font-size-asian="10pt" style:font-name-complex="Consolas" style:font-size-complex="10pt"/>
    </style:style>
    <style:style style:name="P17" style:family="paragraph" style:parent-style-name="Standard">
      <style:text-properties style:font-name="Consolas" fo:font-size="10pt" fo:language="pl" fo:country="PL" fo:font-style="normal" style:text-underline-style="none" fo:font-weight="normal" style:font-name-asian="Consolas" style:font-size-asian="10pt" style:language-asian="zxx" style:country-asian="none" style:font-style-asian="normal" style:font-weight-asian="normal" style:font-name-complex="Consolas" style:font-size-complex="10pt" style:language-complex="zxx" style:country-complex="none" style:font-style-complex="normal" style:font-weight-complex="normal"/>
    </style:style>
    <style:style style:name="P18" style:family="paragraph" style:parent-style-name="Text_20_body">
      <style:paragraph-properties fo:text-align="start" style:justify-single-word="false"/>
    </style:style>
    <style:style style:name="P19" style:family="paragraph" style:parent-style-name="Table_20_Contents">
      <style:paragraph-properties fo:text-align="center" style:justify-single-word="false"/>
      <style:text-properties fo:font-size="32pt" style:font-size-asian="32pt" style:font-size-complex="32pt"/>
    </style:style>
    <style:style style:name="P20" style:family="paragraph" style:parent-style-name="Table_20_Contents">
      <style:paragraph-properties fo:text-align="center" style:justify-single-word="false"/>
      <style:text-properties fo:font-size="20pt" style:font-size-asian="20pt" style:font-size-complex="20pt"/>
    </style:style>
    <style:style style:name="P21" style:family="paragraph" style:parent-style-name="Table_20_Contents">
      <style:text-properties fo:font-size="14pt" style:font-size-asian="14pt" style:font-size-complex="14pt"/>
    </style:style>
    <style:style style:name="P22" style:family="paragraph" style:parent-style-name="Table_20_Contents">
      <style:text-properties fo:font-size="14pt" fo:font-weight="bold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Consolas" fo:font-size="10pt" style:font-name-asian="Consolas" style:font-size-asian="10pt" style:font-name-complex="Consolas" style:font-size-complex="10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size="10pt" style:font-size-asian="10pt" style:font-size-complex="10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size="14pt" style:font-size-asian="14pt" style:font-size-complex="14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646464" style:font-name="Consolas" fo:font-size="10pt" style:font-name-asian="Consolas" style:font-size-asian="10pt" style:font-name-complex="Consolas" style:font-size-complex="10pt"/>
    </style:style>
    <style:style style:name="P29" style:family="paragraph" style:parent-style-name="Standard" style:list-style-name="L1">
      <style:text-properties fo:font-size="14pt" fo:font-weight="normal" style:font-size-asian="14pt" style:font-weight-asian="normal" style:font-size-complex="14pt" style:font-weight-complex="normal"/>
    </style:style>
    <style:style style:name="P30" style:family="paragraph" style:parent-style-name="Standard">
      <style:text-properties fo:font-size="14pt" fo:language="pl" fo:country="PL" fo:font-style="normal" style:text-underline-style="none" fo:font-weight="normal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31" style:family="paragraph" style:parent-style-name="Standard">
      <style:text-properties fo:font-size="14pt" fo:language="pl" fo:country="PL" fo:font-style="normal" style:text-underline-style="none" fo:font-weight="bold" style:font-size-asian="14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32" style:family="paragraph" style:parent-style-name="Standard">
      <style:text-properties fo:font-weight="bold" style:font-weight-asian="bold" style:font-weight-complex="bold"/>
    </style:style>
    <style:style style:name="P33" style:family="paragraph" style:parent-style-name="Standard">
      <style:text-properties fo:font-size="12pt" fo:language="pl" fo:country="PL" fo:font-style="normal" style:text-underline-style="none" fo:font-weight="bold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34" style:family="paragraph" style:parent-style-name="Standard">
      <style:paragraph-properties fo:margin-top="0cm" fo:margin-bottom="0cm" fo:line-height="100%"/>
    </style:style>
    <style:style style:name="P35" style:family="paragraph" style:parent-style-name="Standard" style:list-style-name="L2">
      <style:paragraph-properties fo:margin-top="0cm" fo:margin-bottom="0cm" fo:line-height="100%"/>
    </style:style>
    <style:style style:name="P36" style:family="paragraph" style:parent-style-name="Standard" style:list-style-name="L3">
      <style:paragraph-properties fo:margin-top="0cm" fo:margin-bottom="0cm" fo:line-height="100%"/>
    </style:style>
    <style:style style:name="P37" style:family="paragraph" style:parent-style-name="Standard" style:list-style-name="L4">
      <style:paragraph-properties fo:margin-top="0cm" fo:margin-bottom="0cm" fo:line-height="100%"/>
    </style:style>
    <style:style style:name="P38" style:family="paragraph" style:parent-style-name="Standard" style:list-style-name="L5">
      <style:paragraph-properties fo:margin-top="0cm" fo:margin-bottom="0cm" fo:line-height="100%"/>
    </style:style>
    <style:style style:name="P39" style:family="paragraph" style:parent-style-name="Standard" style:list-style-name="L6">
      <style:paragraph-properties fo:margin-top="0cm" fo:margin-bottom="0cm" fo:line-height="100%"/>
    </style:style>
    <style:style style:name="P40" style:family="paragraph" style:parent-style-name="Standard" style:list-style-name="L7">
      <style:paragraph-properties fo:margin-top="0cm" fo:margin-bottom="0cm" fo:line-height="100%"/>
    </style:style>
    <style:style style:name="P41" style:family="paragraph" style:parent-style-name="Standard" style:list-style-name="L8">
      <style:paragraph-properties fo:margin-top="0cm" fo:margin-bottom="0cm" fo:line-height="100%"/>
    </style:style>
    <style:style style:name="P42" style:family="paragraph" style:parent-style-name="Standard" style:list-style-name="L9">
      <style:paragraph-properties fo:margin-top="0cm" fo:margin-bottom="0cm" fo:line-height="100%"/>
    </style:style>
    <style:style style:name="P43" style:family="paragraph" style:parent-style-name="Standard" style:list-style-name="L10">
      <style:paragraph-properties fo:margin-top="0cm" fo:margin-bottom="0cm" fo:line-height="100%"/>
    </style:style>
    <style:style style:name="P44" style:family="paragraph" style:parent-style-name="Standard" style:list-style-name="L11">
      <style:paragraph-properties fo:margin-top="0cm" fo:margin-bottom="0cm" fo:line-height="100%"/>
    </style:style>
    <style:style style:name="P45" style:family="paragraph" style:parent-style-name="Standard" style:list-style-name="L12">
      <style:paragraph-properties fo:margin-top="0cm" fo:margin-bottom="0cm" fo:line-height="100%"/>
    </style:style>
    <style:style style:name="P46" style:family="paragraph" style:parent-style-name="Standard" style:list-style-name="L13">
      <style:paragraph-properties fo:margin-top="0cm" fo:margin-bottom="0cm" fo:line-height="100%"/>
    </style:style>
    <style:style style:name="P47" style:family="paragraph" style:parent-style-name="Standard" style:list-style-name="L14">
      <style:paragraph-properties fo:margin-top="0cm" fo:margin-bottom="0cm" fo:line-height="100%"/>
    </style:style>
    <style:style style:name="P48" style:family="paragraph" style:parent-style-name="Standard" style:list-style-name="L15">
      <style:paragraph-properties fo:margin-top="0cm" fo:margin-bottom="0cm" fo:line-height="100%"/>
    </style:style>
    <style:style style:name="P49" style:family="paragraph" style:parent-style-name="Standard" style:list-style-name="L16">
      <style:paragraph-properties fo:margin-top="0cm" fo:margin-bottom="0cm" fo:line-height="100%"/>
    </style:style>
    <style:style style:name="P50" style:family="paragraph" style:parent-style-name="Standard">
      <style:paragraph-properties fo:break-before="pag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fo:font-size="14pt" fo:language="pl" fo:country="PL" fo:font-style="normal" style:text-underline-style="none" fo:font-weight="normal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T7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8" style:family="text">
      <style:text-properties fo:font-size="14pt" style:text-underline-style="none" style:font-size-asian="14pt" style:font-size-complex="14pt"/>
    </style:style>
    <style:style style:name="T9" style:family="text">
      <style:text-properties fo:color="#7f0055" fo:font-weight="bold" style:font-weight-asian="bold" style:font-weight-complex="bold"/>
    </style:style>
    <style:style style:name="T10" style:family="text">
      <style:text-properties fo:color="#000000"/>
    </style:style>
    <style:style style:name="T11" style:family="text">
      <style:text-properties fo:color="#000000" fo:background-color="#d4d4d4"/>
    </style:style>
    <style:style style:name="T12" style:family="text">
      <style:text-properties fo:color="#000000" style:text-underline-style="none"/>
    </style:style>
    <style:style style:name="T13" style:family="text">
      <style:text-properties fo:color="#646464"/>
    </style:style>
    <style:style style:name="T14" style:family="text">
      <style:text-properties fo:color="#646464" fo:background-color="#d4d4d4"/>
    </style:style>
    <style:style style:name="T15" style:family="text">
      <style:text-properties fo:color="#0000c0"/>
    </style:style>
    <style:style style:name="T16" style:family="text">
      <style:text-properties fo:color="#0000c0"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color="#008080"/>
    </style:style>
    <style:style style:name="T18" style:family="text">
      <style:text-properties fo:color="#008080" style:font-name="Consolas" style:font-name-asian="Consolas" style:font-name-complex="Consolas"/>
    </style:style>
    <style:style style:name="T19" style:family="text">
      <style:text-properties fo:color="#3f7f7f"/>
    </style:style>
    <style:style style:name="T20" style:family="text">
      <style:text-properties fo:color="#3f7f7f" style:font-name="Consolas" style:font-name-asian="Consolas" style:font-name-complex="Consolas"/>
    </style:style>
    <style:style style:name="T21" style:family="text">
      <style:text-properties fo:color="#7f007f"/>
    </style:style>
    <style:style style:name="T22" style:family="text">
      <style:text-properties fo:color="#2a00ff"/>
    </style:style>
    <style:style style:name="T23" style:family="text">
      <style:text-properties fo:color="#2a00ff" fo:font-style="italic" style:font-style-asian="italic" style:font-style-complex="italic"/>
    </style:style>
    <style:style style:name="T24" style:family="text">
      <style:text-properties fo:color="#2a00ff" fo:font-style="italic" fo:background-color="#e8f2fe" style:font-style-asian="italic" style:font-style-complex="italic"/>
    </style:style>
    <style:style style:name="T25" style:family="text">
      <style:text-properties fo:color="#808080"/>
    </style:style>
    <style:style style:name="T26" style:family="text">
      <style:text-properties fo:color="#3f7f5f"/>
    </style:style>
    <style:style style:name="T27" style:family="text">
      <style:text-properties fo:color="#3f7f5f" style:text-underline-style="solid" style:text-underline-width="auto" style:text-underline-color="font-color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8"/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19">Technologie obiektowe - projekt</text:p>
          </table:table-cell>
          <table:covered-table-cell/>
        </table:table-row>
        <table:table-row>
          <table:table-cell table:style-name="Tabela1.A2" table:number-columns-spanned="2" office:value-type="string">
            <text:p text:style-name="P20">Narzędzia odwzorowania obiektowo - relacyjnego: Hibernate</text:p>
          </table:table-cell>
          <table:covered-table-cell/>
        </table:table-row>
        <table:table-row>
          <table:table-cell table:style-name="Tabela1.A3" office:value-type="string">
            <text:p text:style-name="P21">Grupa:</text:p>
            <text:p text:style-name="P21"/>
            <text:p text:style-name="P21">1ID21A</text:p>
          </table:table-cell>
          <table:table-cell table:style-name="Tabela1.A2" office:value-type="string">
            <text:p text:style-name="P21">Skład zespołu:</text:p>
            <text:p text:style-name="P21">-Kamil Pazera</text:p>
            <text:p text:style-name="P21">-Piotr Nowacki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Spis treści:</text:p>
      <text:p text:style-name="P1"/>
      <text:list xml:id="list6083623928512664929" text:style-name="L1">
        <text:list-item>
          <text:p text:style-name="P29">Mechanizm odwzorowania obiektowo – relacyjnego</text:p>
        </text:list-item>
        <text:list-item>
          <text:p text:style-name="P29">Narzędzia odwzorowania obiektowo – relacyjnego</text:p>
        </text:list-item>
        <text:list-item>
          <text:p text:style-name="P29">Metody sterowania</text:p>
        </text:list-item>
        <text:list-item>
          <text:p text:style-name="P29">Sposoby odwzorowania dziedziczenia</text:p>
        </text:list-item>
        <text:list-item>
          <text:p text:style-name="P29">Asocjacje</text:p>
        </text:list-item>
        <text:list-item>
          <text:p text:style-name="P29">Aplikacja</text:p>
        </text:list-item>
        <text:list-item>
          <text:p text:style-name="P29">Wnioski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<text:soft-page-break/>1. Mechanizm odwzorowania obiektowo – relacyjnego:</text:p>
      <text:p text:style-name="P2"/>
      <text:p text:style-name="P6"><text:span text:style-name="T2"><text:tab/>Odwzorowanie (mapowanie) obiektowo – relacyjne (ORM)</text:span> to odwzorowanie obiektowej struktury danych na postać relacyjną, oraz na odwrót. Stosuje się je najczęściej gdy aplikacja jest pisana przy pomocy programowania obiektowego, a baza danych jest relacyjna.</text:p>
      <text:p text:style-name="P6"/>
      <text:p text:style-name="P6">ORM posiada zarówno wady jak i zalety:</text:p>
      <text:p text:style-name="P6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2">Zalety</text:p>
          </table:table-cell>
          <table:table-cell table:style-name="Tabela2.B1" office:value-type="string">
            <text:p text:style-name="P22">Wady</text:p>
          </table:table-cell>
        </table:table-row>
        <table:table-row>
          <table:table-cell table:style-name="Tabela2.A2" office:value-type="string">
            <text:p text:style-name="P21">- Operacje na bazie danych są przeprowadzane za pomocą programowania obiektowego, co oferuje mechanizmy niedostepne w relacyjnej bazie danych.</text:p>
            <text:p text:style-name="P21"/>
            <text:p text:style-name="P21">- W trakcie tworzenia aplikacji można poświęcić więcej czasu na implementacje logiki.</text:p>
            <text:p text:style-name="P21"/>
            <text:p text:style-name="P21">- Minimalizuje użycie prostych zapytań SQL.</text:p>
            <text:p text:style-name="P21"/>
            <text:p text:style-name="P21">- Łatwość wprowadania poprawek do logiki.</text:p>
          </table:table-cell>
          <table:table-cell table:style-name="Tabela2.B2" office:value-type="string">
            <text:p text:style-name="P21">- Tworzy dodatkową warstwę, przez którą dane muszą być wysyłane.</text:p>
            <text:p text:style-name="P21"/>
            <text:p text:style-name="P21">- Skomplikowane zapytania muszą być dobrze przemyślane i napisane</text:p>
            <text:p text:style-name="P21"/>
            <text:p text:style-name="P21"/>
          </table:table-cell>
        </table:table-row>
      </table:table>
      <text:p text:style-name="P6"/>
      <text:p text:style-name="P6"/>
      <text:p text:style-name="P2">2. Narzędzia odwzorowania obiektowo – relacyjnego:</text:p>
      <text:p text:style-name="P2"/>
      <text:p text:style-name="P6"><text:tab/>Istnieje wiele narzędzi odwzorowania obiektowo – relacyjnego. Są one powiązane z konkretnym językiem programowania </text:p>
      <text:p text:style-name="P6"/>
      <text:p text:style-name="P6">a) <text:span text:style-name="T4">Hibernate</text:span><text:span text:style-name="T5"> – Najpopularniejsze narzędzie wykorzystywane dla języka Java.</text:span></text:p>
      <text:p text:style-name="P7">Jest on prosty w obsłudze oraz wydajny. Pozwala na zachowanie trwałości obiektów przy jednoczesnym wsparciu mechanizmów języka Java. Jest jedną z implementacji Java Persistance. Do sterowania można użyć zarówno XML jak i adnotacji.</text:p>
      <text:p text:style-name="P7"/>
      <text:p text:style-name="P6"><text:span text:style-name="T5">b) </text:span><text:span text:style-name="T4">Oracle TopLink</text:span><text:span text:style-name="T5"> – konkurencyjne w stosunku do Hibernate narzędzie dla języka Java, rozwijane przez firmę Oracle. Jego zaleta jest bardzo dobra integracja z innymi produktami Oracle takimi jak ich bazy danych.</text:span></text:p>
      <text:p text:style-name="P7"/>
      <text:p text:style-name="P7"/>
      <text:p text:style-name="P7"/>
      <text:p text:style-name="Standard"><text:bookmark text:name="yui_3_17_2_1_1585035104911_103"/><text:soft-page-break/><text:span text:style-name="T6">c) </text:span><text:span text:style-name="T7">Microsoft ADO.NET Entity Framework</text:span><text:span text:style-name="T8"> – framework dla języka C#. We wcześniejszych wersjach był częścią .NET, jednak od wersji 6 jest oddzielony.</text:span></text:p>
      <text:p text:style-name="P14"/>
      <text:p text:style-name="P7">W naszym projekcie skupimy się na wykorzystaniu Hibernate.</text:p>
      <text:p text:style-name="P7"/>
      <text:p text:style-name="P4">3. Metody sterowania:</text:p>
      <text:p text:style-name="P3"/>
      <text:p text:style-name="P7"><text:tab/>Jeśli używamy Hibernate jako providera do JPA, to plikiem konfiguracyjnym jest persistance.xml, natomiast jeśli nie to plikiem konfiguracyjnym jest hibernate.cfg.xml. </text:p>
      <text:p text:style-name="P7"><text:tab/>Dla Hibernate można wykorzystać 2 metody sterowania: Pliki XML lub adnotacje.</text:p>
      <text:p text:style-name="P7"><text:tab/></text:p>
      <text:p text:style-name="P10"><text:span text:style-name="T3">a) </text:span><text:span text:style-name="T4">Pliki XML</text:span></text:p>
      <text:p text:style-name="P7"/>
      <text:p text:style-name="P7"><text:tab/>Na początku należy utworzyć klasę w Javie.<text:tab/></text:p>
      <text:p text:style-name="P7"/>
      <text:p text:style-name="P17"><text:span text:style-name="T9">package</text:span><text:span text:style-name="T10"> com.testEntities;</text:span></text:p>
      <text:p text:style-name="P23"/>
      <text:p text:style-name="P23"><text:span text:style-name="T9">import</text:span><text:span text:style-name="T10"> lombok.Getter;</text:span></text:p>
      <text:p text:style-name="P23"><text:span text:style-name="T9">import</text:span><text:span text:style-name="T10"> lombok.Setter;</text:span></text:p>
      <text:p text:style-name="P23"/>
      <text:p text:style-name="P23"><text:span text:style-name="T9">public</text:span><text:span text:style-name="T10"> </text:span><text:span text:style-name="T9">class</text:span><text:span text:style-name="T10"> Tank {</text:span></text:p>
      <text:p text:style-name="P23"/>
      <text:p text:style-name="P23"><text:tab/><text:span text:style-name="T14">@Setter</text:span></text:p>
      <text:p text:style-name="P23"><text:span text:style-name="T10"><text:tab/></text:span><text:span text:style-name="T13">@Getter</text:span></text:p>
      <text:p text:style-name="P23"><text:span text:style-name="T10"><text:tab/></text:span><text:span text:style-name="T9">private</text:span><text:span text:style-name="T10"> </text:span><text:span text:style-name="T9">int</text:span><text:span text:style-name="T10"> </text:span><text:span text:style-name="T15">id</text:span><text:span text:style-name="T10">;</text:span></text:p>
      <text:p text:style-name="P24"><text:tab/></text:p>
      <text:p text:style-name="P23"><text:span text:style-name="T10"><text:tab/></text:span><text:span text:style-name="T13">@Getter</text:span></text:p>
      <text:p text:style-name="P23"><text:span text:style-name="T10"><text:tab/></text:span><text:span text:style-name="T13">@Setter</text:span></text:p>
      <text:p text:style-name="P23"><text:span text:style-name="T10"><text:tab/></text:span><text:span text:style-name="T9">private</text:span><text:span text:style-name="T10"> String </text:span><text:span text:style-name="T15">name</text:span><text:span text:style-name="T10">;</text:span></text:p>
      <text:p text:style-name="P24"><text:tab/></text:p>
      <text:p text:style-name="P24">}</text:p>
      <text:p text:style-name="P24"/>
      <text:p text:style-name="P15"><text:tab/>Powyższe adnotacje są powiązane z Lombokiem i służą jedynie utworzeniu odpowiednich getterów i setterów. </text:p>
      <text:p text:style-name="P15"><text:tab/>Następnie tworzymy plik &lt;nazwaKlasy&gt;.hbm.xml</text:p>
      <text:p text:style-name="P15"/>
      <text:p text:style-name="P16"><text:span text:style-name="T17">&lt;?</text:span><text:span text:style-name="T19">xml</text:span> <text:span text:style-name="T21">version</text:span> <text:span text:style-name="T10">=</text:span> <text:span text:style-name="T23">"1.0"</text:span> <text:span text:style-name="T21">encoding</text:span> <text:span text:style-name="T10">=</text:span> <text:span text:style-name="T23">"utf-8"</text:span><text:span text:style-name="T17">?&gt;</text:span></text:p>
      <text:p text:style-name="P23"><text:span text:style-name="T17">&lt;!</text:span><text:span text:style-name="T19">DOCTYPE</text:span> <text:span text:style-name="T17">hibernate-mapping</text:span> <text:span text:style-name="T25">PUBLIC</text:span> </text:p>
      <text:p text:style-name="P25">"-//Hibernate/Hibernate Mapping DTD//EN"</text:p>
      <text:p text:style-name="P23"><text:span text:style-name="T26">"http://www.hibernate.org/dtd/hibernate-mapping-3.0.dtd"</text:span><text:span text:style-name="T17">&gt;</text:span><text:span text:style-name="T10"> </text:span></text:p>
      <text:p text:style-name="P23"/>
      <text:p text:style-name="P23"><text:span text:style-name="T17">&lt;</text:span><text:span text:style-name="T19">hibernate-mapping</text:span><text:span text:style-name="T17">&gt;</text:span></text:p>
      <text:p text:style-name="P23"><text:span text:style-name="T10"><text:tab/></text:span><text:span text:style-name="T17">&lt;</text:span><text:span text:style-name="T19">class</text:span> <text:span text:style-name="T21">name</text:span> <text:span text:style-name="T10">=</text:span> <text:span text:style-name="T23">"</text:span><text:span text:style-name="T24">com.testEntities.Tank</text:span><text:span text:style-name="T23">"</text:span> <text:span text:style-name="T21">table</text:span><text:span text:style-name="T10">=</text:span><text:span text:style-name="T23">"TANK"</text:span><text:span text:style-name="T17">&gt;</text:span></text:p>
      <text:p text:style-name="P23"><text:span text:style-name="T10"><text:tab/><text:tab/></text:span><text:span text:style-name="T17">&lt;</text:span><text:span text:style-name="T19">id</text:span> <text:span text:style-name="T21">name</text:span><text:span text:style-name="T10">=</text:span><text:span text:style-name="T23">"id"</text:span> <text:span text:style-name="T21">type</text:span><text:span text:style-name="T10">=</text:span><text:span text:style-name="T23">"int"</text:span> <text:span text:style-name="T21">column</text:span><text:span text:style-name="T10">=</text:span><text:span text:style-name="T23">"ID"</text:span><text:span text:style-name="T17">&gt;</text:span></text:p>
      <text:p text:style-name="P23"><text:span text:style-name="T10"><text:tab/><text:tab/><text:tab/></text:span><text:span text:style-name="T17">&lt;</text:span><text:span text:style-name="T19">generator</text:span> <text:span text:style-name="T21">class</text:span><text:span text:style-name="T10">=</text:span><text:span text:style-name="T23">"native"</text:span><text:span text:style-name="T17">/&gt;</text:span></text:p>
      <text:p text:style-name="P23"><text:span text:style-name="T10"><text:tab/><text:tab/></text:span><text:span text:style-name="T17">&lt;/</text:span><text:span text:style-name="T19">id</text:span><text:span text:style-name="T17">&gt;</text:span><text:span text:style-name="T10"><text:tab/><text:tab/></text:span></text:p>
      <text:p text:style-name="P23"><text:span text:style-name="T10"><text:tab/><text:tab/></text:span><text:span text:style-name="T17">&lt;</text:span><text:span text:style-name="T19">property</text:span> <text:span text:style-name="T21">name</text:span><text:span text:style-name="T10">=</text:span><text:span text:style-name="T23">"name"</text:span> <text:span text:style-name="T21">column</text:span><text:span text:style-name="T10">=</text:span><text:span text:style-name="T23">"NAME"</text:span> <text:span text:style-name="T21">type</text:span><text:span text:style-name="T10">=</text:span><text:span text:style-name="T23">"string"</text:span><text:span text:style-name="T17">/&gt;</text:span><text:span text:style-name="T10"><text:tab/><text:tab/></text:span></text:p>
      <text:p text:style-name="P23"><text:span text:style-name="T10"><text:tab/></text:span><text:span text:style-name="T17">&lt;/</text:span><text:span text:style-name="T19">class</text:span><text:span text:style-name="T17">&gt;</text:span></text:p>
      <text:p text:style-name="P26"><text:span text:style-name="T18">&lt;/</text:span><text:span text:style-name="T20">hibernate-mapping</text:span><text:span text:style-name="T18">&gt;</text:span></text:p>
      <text:p text:style-name="P25"/>
      <text:p text:style-name="P15">Jest to plik służący do mapowania danej klasy na bazę danych. </text:p>
      <text:p text:style-name="P27"><text:soft-page-break/>Po uruchomieniu Hibernate, w bazie danych zostanie utworzona odpowiednia tabela:</text:p>
      <text:p text:style-name="P27"/>
      <text:p text:style-name="P27"><draw:frame draw:style-name="fr1" draw:name="grafika1" text:anchor-type="paragraph" svg:width="5.426cm" svg:height="6.696cm" draw:z-index="0"><draw:image xlink:href="Pictures/200000070000153100001A278F352671.svm" xlink:type="simple" xlink:show="embed" xlink:actuate="onLoad"/></draw:frame></text:p>
      <text:p text:style-name="P24"/>
      <text:p text:style-name="P7">b) <text:span text:style-name="T28">Adnotacje</text:span></text:p>
      <text:p text:style-name="P7"/>
      <text:p text:style-name="P7"><text:tab/>Hibernate pozwala również na użycie adnotacji do mapowania klasy.</text:p>
      <text:p text:style-name="P7"/>
      <text:p text:style-name="P7"><text:tab/>Wystarczy utworzyć klasę w Javie z odpowiednimi adnotacjami:</text:p>
      <text:p text:style-name="P7"/>
      <text:p text:style-name="P17"><text:span text:style-name="T9">package</text:span><text:span text:style-name="T10"> com.testEntities;</text:span></text:p>
      <text:p text:style-name="P23"/>
      <text:p text:style-name="P23"><text:span text:style-name="T9">import</text:span><text:span text:style-name="T10"> javax.persistence.Column;</text:span></text:p>
      <text:p text:style-name="P23"><text:span text:style-name="T9">import</text:span><text:span text:style-name="T10"> javax.persistence.Entity;</text:span></text:p>
      <text:p text:style-name="P23"><text:span text:style-name="T9">import</text:span><text:span text:style-name="T10"> javax.persistence.GeneratedValue;</text:span></text:p>
      <text:p text:style-name="P23"><text:span text:style-name="T9">import</text:span><text:span text:style-name="T10"> javax.persistence.GenerationType;</text:span></text:p>
      <text:p text:style-name="P23"><text:span text:style-name="T9">import</text:span><text:span text:style-name="T10"> javax.persistence.Id;</text:span></text:p>
      <text:p text:style-name="P23"><text:span text:style-name="T9">import</text:span><text:span text:style-name="T10"> javax.persistence.Table;</text:span></text:p>
      <text:p text:style-name="P23"/>
      <text:p text:style-name="P23"><text:span text:style-name="T9">import</text:span><text:span text:style-name="T10"> lombok.Getter;</text:span></text:p>
      <text:p text:style-name="P23"><text:span text:style-name="T9">import</text:span><text:span text:style-name="T10"> lombok.Setter;</text:span></text:p>
      <text:p text:style-name="P23"/>
      <text:p text:style-name="P28">@Entity</text:p>
      <text:p text:style-name="P23"><text:span text:style-name="T13">@Table</text:span><text:span text:style-name="T10">(name = </text:span><text:span text:style-name="T22">"TANK"</text:span><text:span text:style-name="T10">) </text:span><text:span text:style-name="T26">// W </text:span><text:span text:style-name="T27">przypadku</text:span><text:span text:style-name="T26"> </text:span><text:span text:style-name="T27">braku</text:span><text:span text:style-name="T26"> </text:span><text:span text:style-name="T27">domyślna</text:span><text:span text:style-name="T26"> </text:span><text:span text:style-name="T27">nazwa</text:span><text:span text:style-name="T26"> </text:span><text:span text:style-name="T27">tabeli</text:span><text:span text:style-name="T26"> jest </text:span><text:span text:style-name="T27">taka</text:span><text:span text:style-name="T26"> </text:span><text:span text:style-name="T27">jak</text:span><text:span text:style-name="T26"> </text:span><text:span text:style-name="T27">Klasy</text:span></text:p>
      <text:p text:style-name="P23"><text:span text:style-name="T9">public</text:span><text:span text:style-name="T10"> </text:span><text:span text:style-name="T9">class</text:span><text:span text:style-name="T10"> Tank {</text:span></text:p>
      <text:p text:style-name="P23"/>
      <text:p text:style-name="P23"><text:span text:style-name="T10"><text:tab/></text:span><text:span text:style-name="T13">@Id</text:span></text:p>
      <text:p text:style-name="P23"><text:span text:style-name="T10"><text:tab/></text:span><text:span text:style-name="T13">@GeneratedValue</text:span><text:span text:style-name="T10">(strategy = GenerationType.</text:span><text:span text:style-name="T16">AUTO</text:span><text:span text:style-name="T10">) </text:span><text:span text:style-name="T26">// Wartość kolumny jest <text:tab/><text:tab/><text:tab/><text:tab/><text:tab/><text:tab/><text:tab/><text:tab/><text:tab/> <text:s/>//generowana automatycznie</text:span></text:p>
      <text:p text:style-name="P23"><text:span text:style-name="T10"><text:tab/></text:span><text:span text:style-name="T13">@Getter</text:span></text:p>
      <text:p text:style-name="P23"><text:span text:style-name="T10"><text:tab/></text:span><text:span text:style-name="T9">private</text:span><text:span text:style-name="T10"> </text:span><text:span text:style-name="T9">int</text:span><text:span text:style-name="T10"> </text:span><text:span text:style-name="T15">id</text:span><text:span text:style-name="T10">;</text:span></text:p>
      <text:p text:style-name="P24"><text:tab/></text:p>
      <text:p text:style-name="P23"><text:span text:style-name="T10"><text:tab/></text:span><text:span text:style-name="T13">@Getter</text:span></text:p>
      <text:p text:style-name="P23"><text:span text:style-name="T10"><text:tab/></text:span><text:span text:style-name="T13">@Setter</text:span></text:p>
      <text:p text:style-name="P23"><text:span text:style-name="T10"><text:tab/></text:span><text:span text:style-name="T13">@Column</text:span><text:span text:style-name="T10">(name = </text:span><text:span text:style-name="T22">"NAME"</text:span><text:span text:style-name="T10">) </text:span><text:span text:style-name="T26">// </text:span><text:span text:style-name="T27">Tak</text:span><text:span text:style-name="T26"> </text:span><text:span text:style-name="T27">jak</text:span><text:span text:style-name="T26"> w </text:span><text:span text:style-name="T27">przypadku</text:span><text:span text:style-name="T26"> @Table</text:span></text:p>
      <text:p text:style-name="P23"><text:span text:style-name="T10"><text:tab/></text:span><text:span text:style-name="T9">private</text:span><text:span text:style-name="T10"> String </text:span><text:span text:style-name="T15">name</text:span><text:span text:style-name="T10">;</text:span></text:p>
      <text:p text:style-name="P24"><text:tab/></text:p>
      <text:p text:style-name="P24">}</text:p>
      <text:p text:style-name="P7"/>
      <text:p text:style-name="P7"/>
      <text:p text:style-name="P7"/>
      <text:p text:style-name="P7"><text:soft-page-break/>Tabela utworzona po uruchomieniu Hibernate:</text:p>
      <text:p text:style-name="P7"/>
      <text:p text:style-name="P7"><draw:frame draw:style-name="fr1" draw:name="grafika2" text:anchor-type="paragraph" svg:width="5.426cm" svg:height="6.773cm" draw:z-index="1"><draw:image xlink:href="Pictures/200000070000153100001A76BA4300F2.svm" xlink:type="simple" xlink:show="embed" xlink:actuate="onLoad"/></draw:frame></text:p>
      <text:p text:style-name="P7"><text:tab/>Największą zaletą adnotacji jest łatwość i szybkość pisania, a także przejrzystość kodu. Najlepiej używać ich kiedy trzeba stworzyć dużą ilość tabel na podstawie encji. Natomiast zaletą plików XML jest możliwość dokonywania zmian w bazie danych bez modyfikacji kodu aplikacji.</text:p>
      <text:p text:style-name="P7"/>
      <text:p text:style-name="P4">4. Sposoby odwzorowania dziedziczenia:</text:p>
      <text:p text:style-name="P4"/>
      <text:p text:style-name="P7"><text:tab/>W Hibernate wyróżniamy 3 sposoby na odwzorowanie dziedziczenia:</text:p>
      <text:p text:style-name="P7">Single table per class hierarchy, Table per class hierarchy, Joined subclass.</text:p>
      <text:p text:style-name="P7"/>
      <text:p text:style-name="P7">a) <text:span text:style-name="T28">Single table per class hierarchy:</text:span></text:p>
      <text:p text:style-name="P9"/>
      <text:p text:style-name="P7"><text:tab/>Wszystkie klasy w hierarchii dziedziczenia są połączone w jedną tabelę w bazie. Powoduje to, że pola, których dana klasa nie posiada są nullami.</text:p>
      <text:p text:style-name="P7">Jest to najlepsze rozwiązanie dla nieskomplikowanych problemów.</text:p>
      <text:p text:style-name="P7"/>
      <text:p text:style-name="P11">Przykład:</text:p>
      <text:p text:style-name="P11"/>
      <text:p text:style-name="P8">Vehicle.java:</text:p>
      <text:p text:style-name="P7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Inheritance;</text:p>
      <text:p text:style-name="P7">import javax.persistence.InheritanceType;</text:p>
      <text:p text:style-name="P7"/>
      <text:p text:style-name="P7">import lombok.Getter;</text:p>
      <text:p text:style-name="P7"><text:soft-page-break/>import lombok.Setter;</text:p>
      <text:p text:style-name="P7"/>
      <text:p text:style-name="P7">@Entity</text:p>
      <text:p text:style-name="P7">@Inheritance(strategy = InheritanceType.SINGLE_TABLE)</text:p>
      <text:p text:style-name="P7">public abstract class Vehicle {</text:p>
      <text:p text:style-name="P7"/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int id;</text:p>
      <text:p text:style-name="P7"><text:tab/></text:p>
      <text:p text:style-name="P7"><text:tab/>@Getter</text:p>
      <text:p text:style-name="P7"><text:tab/>@Setter</text:p>
      <text:p text:style-name="P7"><text:tab/>private String name;</text:p>
      <text:p text:style-name="P7"><text:tab/></text:p>
      <text:p text:style-name="P7">}</text:p>
      <text:p text:style-name="P7"/>
      <text:p text:style-name="P8">Tank.java</text:p>
      <text:p text:style-name="P8"/>
      <text:p text:style-name="P7">package com.testEntities;</text:p>
      <text:p text:style-name="P7"/>
      <text:p text:style-name="P7">import javax.persistence.Entity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Tank extends Vehicle{</text:p>
      <text:p text:style-name="P7"><text:tab/></text:p>
      <text:p text:style-name="P7"><text:tab/>@Getter</text:p>
      <text:p text:style-name="P7"><text:tab/>@Setter</text:p>
      <text:p text:style-name="P7"><text:tab/>private String gunModel;</text:p>
      <text:p text:style-name="P7"><text:tab/></text:p>
      <text:p text:style-name="P7">}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Plane.java</text:p>
      <text:p text:style-name="P8"/>
      <text:p text:style-name="P7">package com.testEntities;</text:p>
      <text:p text:style-name="P7"/>
      <text:p text:style-name="P7">import javax.persistence.Entity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Plane extends Vehicle{</text:p>
      <text:p text:style-name="P7"><text:tab/></text:p>
      <text:p text:style-name="P7"><text:tab/>@Getter</text:p>
      <text:p text:style-name="P7"><text:tab/>@Setter</text:p>
      <text:p text:style-name="P7"><text:tab/>private int maxSpeed;</text:p>
      <text:p text:style-name="P7"><text:tab/></text:p>
      <text:p text:style-name="P7">}</text:p>
      <text:p text:style-name="P7"/>
      <text:p text:style-name="P7">Po uruchomieniu Hibernate baza wygląda następująco:</text:p>
      <text:p text:style-name="P7"/>
      <text:p text:style-name="P7"><draw:frame draw:style-name="fr2" draw:name="grafika4" text:anchor-type="paragraph" svg:x="6.025cm" svg:y="7.594cm" svg:width="4.524cm" svg:height="4.921cm" draw:z-index="2"><draw:image xlink:href="Pictures/20000007000011AD0000133A0EB43CB2.svm" xlink:type="simple" xlink:show="embed" xlink:actuate="onLoad"/></draw:frame><draw:frame draw:style-name="fr1" draw:name="grafika3" text:anchor-type="paragraph" svg:width="5.794cm" svg:height="7.198cm" draw:z-index="5"><draw:image xlink:href="Pictures/20000007000016A300001C1E10D2B5FC.svm" xlink:type="simple" xlink:show="embed" xlink:actuate="onLoad"/></draw:frame></text:p>
      <text:p text:style-name="P7"/>
      <text:p text:style-name="P7"/>
      <text:p text:style-name="P7"><text:soft-page-break/>b) <text:span text:style-name="T2"><text:s/></text:span><text:span text:style-name="T28">Table per class hierarchy:</text:span></text:p>
      <text:p text:style-name="P9"/>
      <text:p text:style-name="P7"><text:tab/>W tej strategii każda klasa w hierarchii otrzymuje swoją własną tabelę. Powoduje to, że informacje mogą być zdublowane. Najlepiej sprawdza się, gdy dane w bazie są prawie niezmienne.</text:p>
      <text:p text:style-name="P7"/>
      <text:p text:style-name="P11">Przykład:</text:p>
      <text:p text:style-name="P11"/>
      <text:p text:style-name="P7"><text:tab/>W stosunku do poprzedniego przykładu zmianie uległa tylko klasa <text:span text:style-name="T2">Vechicle.java</text:span> </text:p>
      <text:p text:style-name="P7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Inheritance;</text:p>
      <text:p text:style-name="P7">import javax.persistence.InheritanceType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@Inheritance(strategy = InheritanceType.TABLE_PER_CLASS)</text:p>
      <text:p text:style-name="P7">public abstract class Vehicle {</text:p>
      <text:p text:style-name="P7"/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int id;</text:p>
      <text:p text:style-name="P7"><text:tab/></text:p>
      <text:p text:style-name="P7"><text:tab/>@Getter</text:p>
      <text:p text:style-name="P7"><text:tab/>@Setter</text:p>
      <text:p text:style-name="P7"><text:tab/>private String name;</text:p>
      <text:p text:style-name="P7"><text:tab/></text:p>
      <text:p text:style-name="P7">}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Baza wygląda następująco:</text:p>
      <text:p text:style-name="P7"/>
      <text:p text:style-name="P7"><draw:frame draw:style-name="fr3" draw:name="grafika5" text:anchor-type="paragraph" svg:width="5.9cm" svg:height="9.71cm" draw:z-index="3"><draw:image xlink:href="Pictures/200000070000170D000025EF8016BFCF.svm" xlink:type="simple" xlink:show="embed" xlink:actuate="onLoad"/></draw:frame></text:p>
      <text:p text:style-name="P7"><draw:frame draw:style-name="fr1" draw:name="grafika6" text:anchor-type="paragraph" svg:width="5.029cm" svg:height="7.913cm" draw:z-index="4"><draw:image xlink:href="Pictures/20000007000013A400001EE83B1880EA.svm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c) <text:s/><text:span text:style-name="T28">Joined subclass</text:span></text:p>
      <text:p text:style-name="P9"/>
      <text:p text:style-name="P7"><text:tab/>Jest to najwierniejsze odwzorowanie hierarchii, jednak utrudnia to wydobycie </text:p>
      <text:p text:style-name="P7">z bazy konkretnych informacji. Każda klasa jest mapowana na poprzednią w hierarchii. Strategia ta wykorzystuje relacje.</text:p>
      <text:p text:style-name="P7"/>
      <text:p text:style-name="P11">Przykład:</text:p>
      <text:p text:style-name="P11"/>
      <text:p text:style-name="P7"><text:tab/>W stosunku do poprzedniego przykładu zmianie uległa tylko klasa <text:span text:style-name="T2">Vechicle.java</text:span> </text:p>
      <text:p text:style-name="P7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Inheritance;</text:p>
      <text:p text:style-name="P7">import javax.persistence.InheritanceType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@Inheritance(strategy = InheritanceType.JOINED)</text:p>
      <text:p text:style-name="P7">public abstract class Vehicle {</text:p>
      <text:p text:style-name="P7"/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int id;</text:p>
      <text:p text:style-name="P7"><text:tab/></text:p>
      <text:p text:style-name="P7"><text:tab/>@Getter</text:p>
      <text:p text:style-name="P7"><text:tab/>@Setter</text:p>
      <text:p text:style-name="P7"><text:tab/>private String name;</text:p>
      <text:p text:style-name="P7"><text:tab/></text:p>
      <text:p text:style-name="P7">}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Baza wygląda następująco:</text:p>
      <text:p text:style-name="P7"/>
      <text:p text:style-name="P7"><draw:frame draw:style-name="fr2" draw:name="grafika8" text:anchor-type="paragraph" svg:x="3.736cm" svg:y="13.229cm" svg:width="9.26cm" svg:height="8.468cm" draw:z-index="7"><draw:image xlink:href="Pictures/200000070000242D00002114156F4A37.svm" xlink:type="simple" xlink:show="embed" xlink:actuate="onLoad"/></draw:frame><draw:frame draw:style-name="fr1" draw:name="grafika7" text:anchor-type="paragraph" svg:width="5.823cm" svg:height="12.993cm" draw:z-index="6"><draw:image xlink:href="Pictures/20000007000016BE000032C0128D1A04.svm" xlink:type="simple" xlink:show="embed" xlink:actuate="onLoad"/></draw:frame></text:p>
      <text:p text:style-name="P7"/>
      <text:p text:style-name="P7"/>
      <text:p text:style-name="P7"/>
      <text:p text:style-name="P7"/>
      <text:p text:style-name="P4"><text:soft-page-break/>5. Asocjacje:</text:p>
      <text:p text:style-name="P4"/>
      <text:p text:style-name="P7"><text:tab/>Asocjacje występujące w Hibernate możemy podzielić następująco:</text:p>
      <text:p text:style-name="P7"/>
      <text:p text:style-name="P7">a) Ze względu na kierunek:</text:p>
      <text:p text:style-name="P7"><text:tab/>*jednokierunkowe</text:p>
      <text:p text:style-name="P7"><text:tab/>*dwukierunkowe</text:p>
      <text:p text:style-name="P7"/>
      <text:p text:style-name="P7">b) Ze względu na powiązanie:</text:p>
      <text:p text:style-name="P7"><text:tab/>*one-to-one</text:p>
      <text:p text:style-name="P7"><text:tab/>*many-to-many</text:p>
      <text:p text:style-name="P7"><text:tab/>*one-to-many</text:p>
      <text:p text:style-name="P7"><text:tab/>*many-to-one<text:tab/></text:p>
      <text:p text:style-name="P7"/>
      <text:p text:style-name="P9">Jednokierunkowe:</text:p>
      <text:p text:style-name="P9"/>
      <text:p text:style-name="P7"><text:tab/>Nie wymagają one mapowania. Jedyne co trzeba zrobić to do encji dowiązać referencję na inną encję, oraz użyć odpowiedniej adnotacji. Używana kiedy związek encji 1 z encją 2 nie oznacza związku encji 2 z 1.</text:p>
      <text:p text:style-name="P7"/>
      <text:p text:style-name="P9">Dwukierunkowe:</text:p>
      <text:p text:style-name="P9"/>
      <text:p text:style-name="P7"><text:tab/>Trzeba je dodatkowo zmapować. Jest to spowodowane tym, że Hibernate widzi wszystkie relacje jako jednokierunkowe.</text:p>
      <text:p text:style-name="P7"/>
      <text:p text:style-name="P9">One-to-one:</text:p>
      <text:p text:style-name="P7"/>
      <text:p text:style-name="P7"><text:tab/>Odwzorowanie relacji 1 do 1. W przypadku relacji dwukierunkowej klucz obcy może znajdować się po dowolnej stronie.</text:p>
      <text:p text:style-name="P7"/>
      <text:p text:style-name="P8">Relacja jednokierunkowa:</text:p>
      <text:p text:style-name="P8"/>
      <text:p text:style-name="P12">Company.java:</text:p>
      <text:p text:style-name="P11"/>
      <text:p text:style-name="P7">package com.testEntities;</text:p>
      <text:p text:style-name="P7"/>
      <text:p text:style-name="P7">import javax.persistence.GeneratedValue;</text:p>
      <text:p text:style-name="P7">import javax.persistence.GenerationType;</text:p>
      <text:p text:style-name="P7">import javax.persistence.Id;</text:p>
      <text:p text:style-name="P7"/>
      <text:p text:style-name="P7">import lombok.Getter;</text:p>
      <text:p text:style-name="P7">import lombok.Setter;</text:p>
      <text:p text:style-name="P7"/>
      <text:p text:style-name="P7"/>
      <text:p text:style-name="P7"><text:soft-page-break/>@Entity</text:p>
      <text:p text:style-name="P7">public class Company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}</text:p>
      <text:p text:style-name="P7"/>
      <text:p text:style-name="P12">Battalion.java:</text:p>
      <text:p text:style-name="P11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OneToOne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Battalion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Setter</text:p>
      <text:p text:style-name="P7"><text:tab/>private String type;</text:p>
      <text:p text:style-name="P7"><text:tab/></text:p>
      <text:p text:style-name="P7"><text:tab/>@Getter</text:p>
      <text:p text:style-name="P7"><text:tab/>@Setter</text:p>
      <text:p text:style-name="P7"><text:soft-page-break/><text:tab/>@OneToOne</text:p>
      <text:p text:style-name="P7"><text:tab/>private Company company;</text:p>
      <text:p text:style-name="P7"><text:tab/></text:p>
      <text:p text:style-name="P7">}</text:p>
      <text:p text:style-name="P7"/>
      <text:p text:style-name="P7">Wygenerowana baza:</text:p>
      <text:p text:style-name="P7"/>
      <text:p text:style-name="P8"><draw:frame draw:style-name="fr1" draw:name="grafika9" text:anchor-type="paragraph" svg:width="8.281cm" svg:height="4.129cm" draw:z-index="8"><draw:image xlink:href="Pictures/200000070000205A000010211128251A.svm" xlink:type="simple" xlink:show="embed" xlink:actuate="onLoad"/></draw:frame></text:p>
      <text:p text:style-name="P8">Relacja dwukierunkowa:</text:p>
      <text:p text:style-name="P8"/>
      <text:p text:style-name="P7"><text:tab/>Relację dwukierunkową one-to-one można zaimplementować na 3 sposoby:</text:p>
      <text:p text:style-name="P7"/>
      <text:p text:style-name="P7">a) Za pomocą klucza obcego</text:p>
      <text:p text:style-name="P7">b) Za pomocą dzielonego klucza głównego </text:p>
      <text:p text:style-name="P7">c) Za pomocą Join table</text:p>
      <text:p text:style-name="P7"/>
      <text:p text:style-name="P7">a)</text:p>
      <text:p text:style-name="P7"/>
      <text:p text:style-name="P12">Company.java:</text:p>
      <text:p text:style-name="P12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OneToOne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Company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soft-page-break/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Setter</text:p>
      <text:p text:style-name="P7"><text:tab/>@OneToOne(mappedBy = "company")</text:p>
      <text:p text:style-name="P7"><text:tab/>private Battalion battalion;</text:p>
      <text:p text:style-name="P7">}</text:p>
      <text:p text:style-name="P7"/>
      <text:p text:style-name="P12">Battalion.java:</text:p>
      <text:p text:style-name="P12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JoinColumn;</text:p>
      <text:p text:style-name="P7">import javax.persistence.OneToOne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Battalion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Setter</text:p>
      <text:p text:style-name="P7"><text:tab/>private String type;</text:p>
      <text:p text:style-name="P7"><text:tab/></text:p>
      <text:p text:style-name="P7"><text:tab/>@Getter</text:p>
      <text:p text:style-name="P7"><text:tab/>@Setter</text:p>
      <text:p text:style-name="P7"><text:tab/>@OneToOne</text:p>
      <text:p text:style-name="P7"><text:soft-page-break/><text:tab/>@JoinColumn(referencedColumnName = "id")</text:p>
      <text:p text:style-name="P7"><text:tab/>private Company company;</text:p>
      <text:p text:style-name="P7"><text:tab/></text:p>
      <text:p text:style-name="P7">}</text:p>
      <text:p text:style-name="P7"/>
      <text:p text:style-name="P7"><text:tab/>Jak widać aby stworzyć relację dwukierunkową trzeba było dodać referencję również do encji company, oraz odpowiednio je zmapować. Adnotacja @JoinColumn oznacza do której kolumny ma odnosić się Hibernate, aby utworzyć klucz obcy.</text:p>
      <text:p text:style-name="P7"><text:tab/></text:p>
      <text:p text:style-name="P7">Baza po utworzeniu:</text:p>
      <text:p text:style-name="P7"/>
      <text:p text:style-name="P7"><draw:frame draw:style-name="fr1" draw:name="grafika10" text:anchor-type="paragraph" svg:width="8.892cm" svg:height="4.5cm" draw:z-index="9"><draw:image xlink:href="Pictures/20000007000022BB00001193A328932B.svm" xlink:type="simple" xlink:show="embed" xlink:actuate="onLoad"/></draw:frame>b) </text:p>
      <text:p text:style-name="P7"/>
      <text:p text:style-name="P12">Company.java:</text:p>
      <text:p text:style-name="P12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MapsId;</text:p>
      <text:p text:style-name="P7">import javax.persistence.OneToOne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Company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soft-page-break/><text:tab/>private int number;</text:p>
      <text:p text:style-name="P7"><text:tab/></text:p>
      <text:p text:style-name="P7"><text:tab/>@Getter</text:p>
      <text:p text:style-name="P7"><text:tab/>@Setter</text:p>
      <text:p text:style-name="P7"><text:tab/>@OneToOne(mappedBy = "company")</text:p>
      <text:p text:style-name="P7"><text:tab/>private Battalion battalion;</text:p>
      <text:p text:style-name="P7">}</text:p>
      <text:p text:style-name="P7"/>
      <text:p text:style-name="P12">Battalion.java:</text:p>
      <text:p text:style-name="P12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JoinColumn;</text:p>
      <text:p text:style-name="P7">import javax.persistence.MapsId;</text:p>
      <text:p text:style-name="P7">import javax.persistence.OneToOne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Battalion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Setter</text:p>
      <text:p text:style-name="P7"><text:tab/>private String type;</text:p>
      <text:p text:style-name="P7"><text:tab/></text:p>
      <text:p text:style-name="P7"><text:tab/>@Getter</text:p>
      <text:p text:style-name="P7"><text:tab/>@Setter</text:p>
      <text:p text:style-name="P7"><text:tab/>@OneToOne</text:p>
      <text:p text:style-name="P7"><text:tab/>@MapsId</text:p>
      <text:p text:style-name="P7"><text:tab/>private Company company;</text:p>
      <text:p text:style-name="P7">}</text:p>
      <text:p text:style-name="P7"><text:soft-page-break/><text:tab/>Adnotacja @MapsId wskazuje, że należy użyć kolumny id danej encji jako klucza głównego i obcego.</text:p>
      <text:p text:style-name="P7"/>
      <text:p text:style-name="P7">Schemat bazy:</text:p>
      <text:p text:style-name="P7"/>
      <text:p text:style-name="P7"><draw:frame draw:style-name="fr1" draw:name="grafika11" text:anchor-type="paragraph" svg:width="9.103cm" svg:height="4.129cm" draw:z-index="10"><draw:image xlink:href="Pictures/200000070000238F000010214FBFF2E1.svm" xlink:type="simple" xlink:show="embed" xlink:actuate="onLoad"/></draw:frame></text:p>
      <text:p text:style-name="P7">c)</text:p>
      <text:p text:style-name="P7"/>
      <text:p text:style-name="P12">Company.java:</text:p>
      <text:p text:style-name="P12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MapsId;</text:p>
      <text:p text:style-name="P7">import javax.persistence.OneToOne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Company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Setter</text:p>
      <text:p text:style-name="P7"><text:tab/>@OneToOne(mappedBy = "company")</text:p>
      <text:p text:style-name="P7"><text:soft-page-break/><text:tab/>private Battalion battalion;</text:p>
      <text:p text:style-name="P7">}</text:p>
      <text:p text:style-name="P7"/>
      <text:p text:style-name="P12">Battalion.java:</text:p>
      <text:p text:style-name="P12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JoinColumn;</text:p>
      <text:p text:style-name="P7">import javax.persistence.JoinTable;</text:p>
      <text:p text:style-name="P7">import javax.persistence.MapsId;</text:p>
      <text:p text:style-name="P7">import javax.persistence.OneToOne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Battalion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Setter</text:p>
      <text:p text:style-name="P7"><text:tab/>private String type;</text:p>
      <text:p text:style-name="P7"><text:tab/></text:p>
      <text:p text:style-name="P7"><text:tab/>@Getter</text:p>
      <text:p text:style-name="P7"><text:tab/>@Setter</text:p>
      <text:p text:style-name="P7"><text:tab/>@OneToOne</text:p>
      <text:p text:style-name="P7"><text:tab/>@JoinTable(name="battalion_company", joinColumns = @JoinColumn(name="id_Battalion"), inverseJoinColumns = @JoinColumn(name="id_Company"))</text:p>
      <text:p text:style-name="P7"><text:tab/>private Company company;</text:p>
      <text:p text:style-name="P7"><text:tab/></text:p>
      <text:p text:style-name="P7"><text:tab/></text:p>
      <text:p text:style-name="P7">}</text:p>
      <text:p text:style-name="P7"><text:soft-page-break/><text:tab/>Adnotacja @JoinTable oznacza, że należy utworzyć tabele pośrednią utworzoną z 2 encji.</text:p>
      <text:p text:style-name="P7"/>
      <text:p text:style-name="P7">Schemat bazy:</text:p>
      <text:p text:style-name="P7"/>
      <text:p text:style-name="P7"><draw:frame draw:style-name="fr1" draw:name="grafika12" text:anchor-type="paragraph" svg:width="14.155cm" svg:height="3.865cm" draw:z-index="11"><draw:image xlink:href="Pictures/200000070000374C00000F181146FF21.svm" xlink:type="simple" xlink:show="embed" xlink:actuate="onLoad"/></draw:frame></text:p>
      <text:p text:style-name="P7"><text:span text:style-name="T28">Many-to-many:</text:span> </text:p>
      <text:p text:style-name="P7"/>
      <text:p text:style-name="P8">Relacja jednokierunkowa:</text:p>
      <text:p text:style-name="P8"/>
      <text:p text:style-name="P12">Company.java:</text:p>
      <text:p text:style-name="P12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Company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}</text:p>
      <text:p text:style-name="P7"/>
      <text:p text:style-name="P7"/>
      <text:p text:style-name="P7"/>
      <text:p text:style-name="P12"><text:soft-page-break/>Battalion.java:</text:p>
      <text:p text:style-name="P12"/>
      <text:p text:style-name="P7">package com.testEntities;</text:p>
      <text:p text:style-name="P7"/>
      <text:p text:style-name="P7">import java.util.ArrayList;</text:p>
      <text:p text:style-name="P7">import java.util.List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ManyToMany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Battalion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Setter</text:p>
      <text:p text:style-name="P7"><text:tab/>private String type;</text:p>
      <text:p text:style-name="P7"><text:tab/></text:p>
      <text:p text:style-name="P7"><text:tab/>@Getter</text:p>
      <text:p text:style-name="P7"><text:tab/>@Setter</text:p>
      <text:p text:style-name="P7"><text:tab/>@ManyToMany</text:p>
      <text:p text:style-name="P7"><text:tab/>List&lt;Company&gt; companies = new ArrayList&lt;Company&gt;();</text:p>
      <text:p text:style-name="P7"><text:tab/></text:p>
      <text:p text:style-name="P7">}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Schemat bazy:</text:p>
      <text:p text:style-name="P7"/>
      <text:p text:style-name="P7"><draw:frame draw:style-name="fr1" draw:name="grafika13" text:anchor-type="paragraph" svg:width="14.631cm" svg:height="3.679cm" draw:z-index="12"><draw:image xlink:href="Pictures/200000070000392800000E5FBD86FFF5.svm" xlink:type="simple" xlink:show="embed" xlink:actuate="onLoad"/></draw:frame></text:p>
      <text:p text:style-name="P8">Relacja dwukierunkowa:</text:p>
      <text:p text:style-name="P8"/>
      <text:p text:style-name="P12">Company.java:</text:p>
      <text:p text:style-name="P12"/>
      <text:p text:style-name="P7">package com.testEntities;</text:p>
      <text:p text:style-name="P7"/>
      <text:p text:style-name="P7">import java.util.ArrayList;</text:p>
      <text:p text:style-name="P7">import java.util.List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ManyToMany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Company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ManyToMany(mappedBy = "companies")</text:p>
      <text:p text:style-name="P7"><text:tab/>List&lt;Battalion&gt; battalions=new ArrayList&lt;Battalion&gt;();</text:p>
      <text:p text:style-name="P7">}</text:p>
      <text:p text:style-name="P12"/>
      <text:p text:style-name="P12"><text:soft-page-break/>Battalion.java:</text:p>
      <text:p text:style-name="P12"/>
      <text:p text:style-name="P7">package com.testEntities;</text:p>
      <text:p text:style-name="P7"/>
      <text:p text:style-name="P7">import java.util.ArrayList;</text:p>
      <text:p text:style-name="P7">import java.util.List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JoinColumn;</text:p>
      <text:p text:style-name="P7">import javax.persistence.JoinTable;</text:p>
      <text:p text:style-name="P7">import javax.persistence.ManyToMany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Battalion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Setter</text:p>
      <text:p text:style-name="P7"><text:tab/>private String type;</text:p>
      <text:p text:style-name="P7"><text:tab/></text:p>
      <text:p text:style-name="P7"><text:tab/>@Getter</text:p>
      <text:p text:style-name="P7"><text:tab/>@ManyToMany</text:p>
      <text:p text:style-name="P7"><text:tab/>@JoinTable(name="battalion_company", joinColumns = @JoinColumn(name="id_Battalion"), inverseJoinColumns = @JoinColumn(name="id_Company"))</text:p>
      <text:p text:style-name="P7"><text:tab/>List&lt;Company&gt; companies = new ArrayList&lt;Company&gt;();</text:p>
      <text:p text:style-name="P7"><text:tab/></text:p>
      <text:p text:style-name="P7">}</text:p>
      <text:p text:style-name="P7"/>
      <text:p text:style-name="P7"/>
      <text:p text:style-name="P7"/>
      <text:p text:style-name="P7"><text:soft-page-break/><text:tab/>Jak widać relację również należy odpowiednio zmapować.</text:p>
      <text:p text:style-name="P7"/>
      <text:p text:style-name="P7">Schemat bazy:</text:p>
      <text:p text:style-name="P7"/>
      <text:p text:style-name="P7"><draw:frame draw:style-name="fr1" draw:name="grafika14" text:anchor-type="paragraph" svg:width="14.58cm" svg:height="3.918cm" draw:z-index="13"><draw:image xlink:href="Pictures/20000007000038F400000F4D070397C3.svm" xlink:type="simple" xlink:show="embed" xlink:actuate="onLoad"/></draw:frame></text:p>
      <text:p text:style-name="P7"><text:tab/>W następnej części omówimy relacje many-to-one oraz one-to-many.</text:p>
      <text:p text:style-name="P7">Ze względu na ich specyfikę w części poświęconej relacjom jednokierunkowym omówimy je osobno, natomiast w części dwukierunkowej zestawimy je.</text:p>
      <text:p text:style-name="P7"/>
      <text:p text:style-name="P9">Jednokierunkowa one-to-many:</text:p>
      <text:p text:style-name="P9"/>
      <text:p text:style-name="P7"><text:tab/>Domyślnie Hibernate tworzy tabelę pośrednią, jednak można też zastosować klucz obcy.</text:p>
      <text:p text:style-name="P7"/>
      <text:p text:style-name="P13">Tabela pośrednia:</text:p>
      <text:p text:style-name="P9"/>
      <text:p text:style-name="P12">Company.java:</text:p>
      <text:p text:style-name="P12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Company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soft-page-break/><text:tab/>private int number;</text:p>
      <text:p text:style-name="P7"><text:tab/></text:p>
      <text:p text:style-name="P7">}</text:p>
      <text:p text:style-name="P12"/>
      <text:p text:style-name="P12">Battalion.java:</text:p>
      <text:p text:style-name="P7"/>
      <text:p text:style-name="P7">package com.testEntities;</text:p>
      <text:p text:style-name="P7"/>
      <text:p text:style-name="P7">import java.util.ArrayList;</text:p>
      <text:p text:style-name="P7">import java.util.List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OneToMany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Battalion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Setter</text:p>
      <text:p text:style-name="P7"><text:tab/>private String type;</text:p>
      <text:p text:style-name="P7"><text:tab/></text:p>
      <text:p text:style-name="P7"><text:tab/>@Getter</text:p>
      <text:p text:style-name="P7"><text:tab/>@OneToMany</text:p>
      <text:p text:style-name="P7"><text:tab/>List&lt;Company&gt; companies = new ArrayList&lt;Company&gt;();</text:p>
      <text:p text:style-name="P7"><text:tab/></text:p>
      <text:p text:style-name="P7">}</text:p>
      <text:p text:style-name="P7"/>
      <text:p text:style-name="P7"/>
      <text:p text:style-name="P7"/>
      <text:p text:style-name="P7"/>
      <text:p text:style-name="P7"><text:soft-page-break/>Utworzona baza:</text:p>
      <text:p text:style-name="P7"/>
      <text:p text:style-name="P7"><draw:frame draw:style-name="fr1" draw:name="grafika15" text:anchor-type="paragraph" svg:width="14.236cm" svg:height="3.494cm" draw:z-index="14"><draw:image xlink:href="Pictures/200000070000379C00000DA6CB8461D6.svm" xlink:type="simple" xlink:show="embed" xlink:actuate="onLoad"/></draw:frame></text:p>
      <text:p text:style-name="P13">Klucz obcy:</text:p>
      <text:p text:style-name="P13"/>
      <text:p text:style-name="P7">Jedyną modyfikacją kodu było dodanie w klasie Battalion.java adnotacji @JoinColumn.</text:p>
      <text:p text:style-name="P7"/>
      <text:p text:style-name="P7">package com.testEntities;</text:p>
      <text:p text:style-name="P7"/>
      <text:p text:style-name="P7">import java.util.ArrayList;</text:p>
      <text:p text:style-name="P7">import java.util.List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JoinColumn;</text:p>
      <text:p text:style-name="P7">import javax.persistence.OneToMany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Battalion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Setter</text:p>
      <text:p text:style-name="P7"><text:tab/>private String type;</text:p>
      <text:p text:style-name="P7"><text:tab/></text:p>
      <text:p text:style-name="P7"><text:soft-page-break/><text:tab/>@Getter</text:p>
      <text:p text:style-name="P7"><text:tab/>@OneToMany</text:p>
      <text:p text:style-name="P7"><text:tab/>@JoinColumn(name="id_Battalion")</text:p>
      <text:p text:style-name="P7"><text:tab/>List&lt;Company&gt; companies = new ArrayList&lt;Company&gt;();</text:p>
      <text:p text:style-name="P7"><text:tab/></text:p>
      <text:p text:style-name="P7">}</text:p>
      <text:p text:style-name="P7"/>
      <text:p text:style-name="P7"><draw:frame draw:style-name="fr1" draw:name="grafika16" text:anchor-type="paragraph" svg:width="9.633cm" svg:height="4.471cm" draw:z-index="15"><draw:image xlink:href="Pictures/20000007000025A000001178F474FF0A.svm" xlink:type="simple" xlink:show="embed" xlink:actuate="onLoad"/></draw:frame></text:p>
      <text:p text:style-name="P9">Jednokierunkowa many-to-one:</text:p>
      <text:p text:style-name="P9"/>
      <text:p text:style-name="P12">Company.java:</text:p>
      <text:p text:style-name="P12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ManyToOne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Company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Setter</text:p>
      <text:p text:style-name="P7"><text:soft-page-break/><text:tab/>@ManyToOne</text:p>
      <text:p text:style-name="P7"><text:tab/>private Battalion battalion;</text:p>
      <text:p text:style-name="P7">}</text:p>
      <text:p text:style-name="P12"/>
      <text:p text:style-name="P12">Battalion.java:</text:p>
      <text:p text:style-name="P7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Battalion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Setter</text:p>
      <text:p text:style-name="P7"><text:tab/>private String type;</text:p>
      <text:p text:style-name="P7"><text:tab/></text:p>
      <text:p text:style-name="P7">}</text:p>
      <text:p text:style-name="P7"/>
      <text:p text:style-name="P7">Baza:</text:p>
      <text:p text:style-name="P7"/>
      <text:p text:style-name="P7"><draw:frame draw:style-name="fr1" draw:name="grafika17" text:anchor-type="paragraph" svg:width="9.71cm" svg:height="4.023cm" draw:z-index="16"><draw:image xlink:href="Pictures/20000007000025EF00000FB753A2A15B.svm" xlink:type="simple" xlink:show="embed" xlink:actuate="onLoad"/></draw:frame></text:p>
      <text:p text:style-name="P7"/>
      <text:p text:style-name="P7"><text:soft-page-break/>Jak widać przy zastosowaniu relacji many-to-one w Company efekt jest ten sam co przy zastosowaniu one-to-many z @JoinTable w Battalion.</text:p>
      <text:p text:style-name="P7"/>
      <text:p text:style-name="P9">Dwukierunkowa one-to-many i many-to-one:</text:p>
      <text:p text:style-name="P9"/>
      <text:p text:style-name="P7"><text:tab/>W przypadku chęci stworzenia relacji dwukierunkowej musimy zastosować obie relacje i odpowiednio je zmapować.</text:p>
      <text:p text:style-name="P7"/>
      <text:p text:style-name="P12">Company.java:</text:p>
      <text:p text:style-name="P12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ManyToOne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Company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Setter</text:p>
      <text:p text:style-name="P7"><text:tab/>@ManyToOne</text:p>
      <text:p text:style-name="P7"><text:tab/>private Battalion battalion;</text:p>
      <text:p text:style-name="P7">}</text:p>
      <text:p text:style-name="P12"/>
      <text:p text:style-name="P12">Battalion.java:<text:line-break/></text:p>
      <text:p text:style-name="P7">package com.testEntities;</text:p>
      <text:p text:style-name="P7"/>
      <text:p text:style-name="P7">import java.util.ArrayList;</text:p>
      <text:p text:style-name="P7">import java.util.List;</text:p>
      <text:p text:style-name="P7"><text:soft-page-break/></text:p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OneToMany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Battalion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Setter</text:p>
      <text:p text:style-name="P7"><text:tab/>private String type;</text:p>
      <text:p text:style-name="P7"><text:tab/></text:p>
      <text:p text:style-name="P7"><text:tab/>@Getter</text:p>
      <text:p text:style-name="P7"><text:tab/>@OneToMany(mappedBy = "battalion")</text:p>
      <text:p text:style-name="P7"><text:tab/>private List&lt;Company&gt; companies= new ArrayList&lt;Company&gt;();</text:p>
      <text:p text:style-name="P7">}</text:p>
      <text:p text:style-name="P7"/>
      <text:p text:style-name="P7"><text:tab/>Tego typu relacje należy mapować w encji z adnotacją @OneToMany</text:p>
      <text:p text:style-name="P7"/>
      <text:p text:style-name="P7">Baza:</text:p>
      <text:p text:style-name="P7"/>
      <text:p text:style-name="P7"><draw:frame draw:style-name="fr1" draw:name="grafika18" text:anchor-type="paragraph" svg:width="9.128cm" svg:height="4.18cm" draw:z-index="17"><draw:image xlink:href="Pictures/20000007000023A90000105546463967.svm" xlink:type="simple" xlink:show="embed" xlink:actuate="onLoad"/></draw:frame></text:p>
      <text:p text:style-name="P7"/>
      <text:p text:style-name="P4"><text:soft-page-break/>6. Aplikacja:</text:p>
      <text:p text:style-name="P4"/>
      <text:p text:style-name="P7"><text:tab/>Nasza aplikacja odwzorowuje strukturę jednostki wojskowej od poziomu drużyny do batalionu piechoty.</text:p>
      <text:p text:style-name="P7"/>
      <text:p text:style-name="P9">Użyte technologie:</text:p>
      <text:p text:style-name="P7"/>
      <text:p text:style-name="P7">-Java: Język programowania</text:p>
      <text:p text:style-name="P7">-Eclipse: Środowisko programistyczne</text:p>
      <text:p text:style-name="P7">-Hibernate: Odwzorowanie obiektowo – relacyjne</text:p>
      <text:p text:style-name="P7">-MySQL: Baza danych</text:p>
      <text:p text:style-name="P7">-Maven: Zapewnienie potrzebnych w projekcie bibliotek </text:p>
      <text:p text:style-name="P7"/>
      <text:p text:style-name="P7">Planowaliśmy również użycie Javy EE, JSP oraz serwera Tomcat. Po głębszej analizie problemu stwierdziliśmy jednak, że tworzenie aplikacji webowej nie jest konieczne, ze względu na tematykę projektu. <text:s/></text:p>
      <text:p text:style-name="P7"/>
      <text:p text:style-name="P8">6.1) Baza danych</text:p>
      <text:p text:style-name="P8"/>
      <text:p text:style-name="P8"><text:tab/><text:span text:style-name="T29">Schemat bazy danych stworzonej przy pomocy Hibernate wygląda następująco:</text:span></text:p>
      <text:p text:style-name="P7"><draw:frame draw:style-name="fr2" draw:name="grafika19" text:anchor-type="paragraph" svg:x="-0.032cm" svg:y="0.25cm" svg:width="16.999cm" svg:height="13.018cm" draw:z-index="18"><draw:image xlink:href="Pictures/2000000700005B5E000045F9969F4809.svm" xlink:type="simple" xlink:show="embed" xlink:actuate="onLoad"/></draw:frame></text:p>
      <text:p text:style-name="P7"><text:soft-page-break/>Zdecydowaliśmy się na odwzorowanie dziedziczenia Table per class hierarchy, ze względu na łatwość otrzymywania poszczególnych informacji z bazy oraz niewielką liczbę zmian danych w tabelach dziedziczących (struktura jednostki wojskowej nie zmienia się prawie wcale i zazwyczaj tylko na określony czas).</text:p>
      <text:p text:style-name="P7"/>
      <text:p text:style-name="P7">Listingi z kodami źródłowymi poszczególnych encji:</text:p>
      <text:p text:style-name="P7"/>
      <text:p text:style-name="P9">Unit.java:</text:p>
      <text:p text:style-name="P7"/>
      <text:p text:style-name="P17"><text:span text:style-name="T9">package</text:span><text:span text:style-name="T10"> com.Entities;</text:span></text:p>
      <text:p text:style-name="P23"/>
      <text:p text:style-name="P23"><text:span text:style-name="T9">import</text:span><text:span text:style-name="T10"> javax.persistence.Entity;</text:span></text:p>
      <text:p text:style-name="P23"><text:span text:style-name="T9">import</text:span><text:span text:style-name="T10"> javax.persistence.GeneratedValue;</text:span></text:p>
      <text:p text:style-name="P23"><text:span text:style-name="T9">import</text:span><text:span text:style-name="T10"> javax.persistence.GenerationType;</text:span></text:p>
      <text:p text:style-name="P23"><text:span text:style-name="T9">import</text:span><text:span text:style-name="T10"> javax.persistence.Id;</text:span></text:p>
      <text:p text:style-name="P23"><text:span text:style-name="T9">import</text:span><text:span text:style-name="T10"> javax.persistence.Inheritance;</text:span></text:p>
      <text:p text:style-name="P23"><text:span text:style-name="T9">import</text:span><text:span text:style-name="T10"> javax.persistence.InheritanceType;</text:span></text:p>
      <text:p text:style-name="P23"><text:span text:style-name="T9">import</text:span><text:span text:style-name="T10"> javax.persistence.OneToOne;</text:span></text:p>
      <text:p text:style-name="P23"/>
      <text:p text:style-name="P23"><text:span text:style-name="T9">import</text:span><text:span text:style-name="T10"> lombok.Getter;</text:span></text:p>
      <text:p text:style-name="P23"><text:span text:style-name="T9">import</text:span><text:span text:style-name="T10"> lombok.Setter;</text:span></text:p>
      <text:p text:style-name="P23"/>
      <text:p text:style-name="P28">@Entity</text:p>
      <text:p text:style-name="P23"><text:span text:style-name="T13">@Inheritance</text:span><text:span text:style-name="T10">(strategy = InheritanceType.</text:span><text:span text:style-name="T16">TABLE_PER_CLASS</text:span><text:span text:style-name="T10">)</text:span></text:p>
      <text:p text:style-name="P23"><text:span text:style-name="T9">public</text:span><text:span text:style-name="T10"> </text:span><text:span text:style-name="T9">abstract</text:span><text:span text:style-name="T10"> </text:span><text:span text:style-name="T9">class</text:span><text:span text:style-name="T10"> Unit </text:span><text:span text:style-name="T9">implements</text:span><text:span text:style-name="T10"> Persistable{</text:span></text:p>
      <text:p text:style-name="P23"/>
      <text:p text:style-name="P23"><text:span text:style-name="T10"><text:tab/></text:span><text:span text:style-name="T13">@Id</text:span></text:p>
      <text:p text:style-name="P23"><text:span text:style-name="T10"><text:tab/></text:span><text:span text:style-name="T13">@GeneratedValue</text:span><text:span text:style-name="T10">(strategy = GenerationType.</text:span><text:span text:style-name="T16">AUTO</text:span><text:span text:style-name="T10">)</text:span></text:p>
      <text:p text:style-name="P23"><text:span text:style-name="T10"><text:tab/></text:span><text:span text:style-name="T13">@Getter</text:span></text:p>
      <text:p text:style-name="P23"><text:span text:style-name="T10"><text:tab/></text:span><text:span text:style-name="T9">private</text:span><text:span text:style-name="T10"> </text:span><text:span text:style-name="T9">long</text:span><text:span text:style-name="T10"> </text:span><text:span text:style-name="T15">id</text:span><text:span text:style-name="T10">;</text:span></text:p>
      <text:p text:style-name="P24"><text:tab/></text:p>
      <text:p text:style-name="P23"><text:span text:style-name="T10"><text:tab/></text:span><text:span text:style-name="T13">@Getter</text:span></text:p>
      <text:p text:style-name="P23"><text:span text:style-name="T10"><text:tab/></text:span><text:span text:style-name="T13">@Setter</text:span></text:p>
      <text:p text:style-name="P23"><text:span text:style-name="T10"><text:tab/></text:span><text:span text:style-name="T9">private</text:span><text:span text:style-name="T10"> </text:span><text:span text:style-name="T9">long</text:span><text:span text:style-name="T10"> </text:span><text:span text:style-name="T15">number</text:span><text:span text:style-name="T10">;</text:span></text:p>
      <text:p text:style-name="P24"><text:tab/></text:p>
      <text:p text:style-name="P23"><text:span text:style-name="T10"><text:tab/></text:span><text:span text:style-name="T13">@Getter</text:span></text:p>
      <text:p text:style-name="P23"><text:span text:style-name="T10"><text:tab/></text:span><text:span text:style-name="T13">@Setter</text:span></text:p>
      <text:p text:style-name="P23"><text:span text:style-name="T10"><text:tab/></text:span><text:span text:style-name="T13">@OneToOne</text:span></text:p>
      <text:p text:style-name="P23"><text:span text:style-name="T10"><text:tab/></text:span><text:span text:style-name="T9">private</text:span><text:span text:style-name="T10"> Soldier </text:span><text:span text:style-name="T15">commander</text:span><text:span text:style-name="T10">;</text:span></text:p>
      <text:p text:style-name="P24">}</text:p>
      <text:p text:style-name="P7"/>
      <text:p text:style-name="P9">Battalion.java:</text:p>
      <text:p text:style-name="P9"/>
      <text:p text:style-name="P17"><text:span text:style-name="T9">package</text:span><text:span text:style-name="T10"> com.Entities;</text:span></text:p>
      <text:p text:style-name="P23"/>
      <text:p text:style-name="P23"><text:span text:style-name="T9">import</text:span><text:span text:style-name="T10"> java.util.ArrayList;</text:span></text:p>
      <text:p text:style-name="P23"><text:span text:style-name="T9">import</text:span><text:span text:style-name="T10"> java.util.List;</text:span></text:p>
      <text:p text:style-name="P23"/>
      <text:p text:style-name="P23"><text:span text:style-name="T9">import</text:span><text:span text:style-name="T10"> javax.persistence.Entity;</text:span></text:p>
      <text:p text:style-name="P23"><text:span text:style-name="T9">import</text:span><text:span text:style-name="T10"> javax.persistence.OneToMany;</text:span></text:p>
      <text:p text:style-name="P23"/>
      <text:p text:style-name="P23"><text:span text:style-name="T9">import</text:span><text:span text:style-name="T10"> org.hibernate.annotations.LazyCollection;</text:span></text:p>
      <text:p text:style-name="P23"><text:span text:style-name="T9">import</text:span><text:span text:style-name="T10"> org.hibernate.annotations.LazyCollectionOption;</text:span></text:p>
      <text:p text:style-name="P23"/>
      <text:p text:style-name="P23"><text:span text:style-name="T9">import</text:span><text:span text:style-name="T10"> lombok.Getter;</text:span></text:p>
      <text:p text:style-name="P23"/>
      <text:p text:style-name="P23"/>
      <text:p text:style-name="P28"><text:soft-page-break/>@Entity</text:p>
      <text:p text:style-name="P23"><text:span text:style-name="T9">public</text:span><text:span text:style-name="T10"> </text:span><text:span text:style-name="T9">class</text:span><text:span text:style-name="T10"> Battalion </text:span><text:span text:style-name="T9">extends</text:span><text:span text:style-name="T10"> Unit </text:span><text:span text:style-name="T9">implements</text:span><text:span text:style-name="T10"> Persistable{</text:span></text:p>
      <text:p text:style-name="P23"/>
      <text:p text:style-name="P23"><text:span text:style-name="T10"><text:tab/></text:span><text:span text:style-name="T13">@Getter</text:span></text:p>
      <text:p text:style-name="P23"><text:span text:style-name="T10"><text:tab/></text:span><text:span text:style-name="T13">@OneToMany</text:span><text:span text:style-name="T10">(mappedBy = </text:span><text:span text:style-name="T22">"battalion"</text:span><text:span text:style-name="T10">)</text:span></text:p>
      <text:p text:style-name="P23"><text:span text:style-name="T10"><text:tab/></text:span><text:span text:style-name="T13">@LazyCollection</text:span><text:span text:style-name="T10">(LazyCollectionOption.</text:span><text:span text:style-name="T16">FALSE</text:span><text:span text:style-name="T10">)</text:span></text:p>
      <text:p text:style-name="P23"><text:span text:style-name="T10"><text:tab/></text:span><text:span text:style-name="T9">private</text:span><text:span text:style-name="T10"> List&lt;Company&gt; </text:span><text:span text:style-name="T15">companies</text:span><text:span text:style-name="T10"> = </text:span><text:span text:style-name="T9">new</text:span><text:span text:style-name="T10"> ArrayList&lt;Company&gt;();</text:span></text:p>
      <text:p text:style-name="P24"><text:tab/></text:p>
      <text:p text:style-name="P24">}</text:p>
      <text:p text:style-name="P9"/>
      <text:p text:style-name="P9">Company.java:</text:p>
      <text:p text:style-name="P9"/>
      <text:p text:style-name="P17"><text:span text:style-name="T9">package</text:span><text:span text:style-name="T10"> com.Entities;</text:span></text:p>
      <text:p text:style-name="P23"/>
      <text:p text:style-name="P23"><text:span text:style-name="T9">import</text:span><text:span text:style-name="T10"> java.util.ArrayList;</text:span></text:p>
      <text:p text:style-name="P23"><text:span text:style-name="T9">import</text:span><text:span text:style-name="T10"> java.util.List;</text:span></text:p>
      <text:p text:style-name="P23"/>
      <text:p text:style-name="P23"><text:span text:style-name="T9">import</text:span><text:span text:style-name="T10"> javax.persistence.Entity;</text:span></text:p>
      <text:p text:style-name="P23"><text:span text:style-name="T9">import</text:span><text:span text:style-name="T10"> javax.persistence.ManyToOne;</text:span></text:p>
      <text:p text:style-name="P23"><text:span text:style-name="T9">import</text:span><text:span text:style-name="T10"> javax.persistence.OneToMany;</text:span></text:p>
      <text:p text:style-name="P23"/>
      <text:p text:style-name="P23"><text:span text:style-name="T9">import</text:span><text:span text:style-name="T10"> org.hibernate.annotations.LazyCollection;</text:span></text:p>
      <text:p text:style-name="P23"><text:span text:style-name="T9">import</text:span><text:span text:style-name="T10"> org.hibernate.annotations.LazyCollectionOption;</text:span></text:p>
      <text:p text:style-name="P23"/>
      <text:p text:style-name="P23"><text:span text:style-name="T9">import</text:span><text:span text:style-name="T10"> lombok.Getter;</text:span></text:p>
      <text:p text:style-name="P23"><text:span text:style-name="T9">import</text:span><text:span text:style-name="T10"> lombok.Setter;</text:span></text:p>
      <text:p text:style-name="P23"/>
      <text:p text:style-name="P28">@Entity</text:p>
      <text:p text:style-name="P23"><text:span text:style-name="T9">public</text:span><text:span text:style-name="T10"> </text:span><text:span text:style-name="T9">class</text:span><text:span text:style-name="T10"> Company </text:span><text:span text:style-name="T9">extends</text:span><text:span text:style-name="T10"> Unit </text:span><text:span text:style-name="T9">implements</text:span><text:span text:style-name="T10"> Persistable{</text:span></text:p>
      <text:p text:style-name="P23"/>
      <text:p text:style-name="P23"><text:span text:style-name="T10"><text:tab/></text:span><text:span text:style-name="T13">@Getter</text:span></text:p>
      <text:p text:style-name="P23"><text:span text:style-name="T10"><text:tab/></text:span><text:span text:style-name="T13">@Setter</text:span></text:p>
      <text:p text:style-name="P23"><text:span text:style-name="T10"><text:tab/></text:span><text:span text:style-name="T13">@ManyToOne</text:span></text:p>
      <text:p text:style-name="P23"><text:span text:style-name="T10"><text:tab/></text:span><text:span text:style-name="T9">private</text:span><text:span text:style-name="T10"> Battalion </text:span><text:span text:style-name="T15">battalion</text:span><text:span text:style-name="T10">;</text:span></text:p>
      <text:p text:style-name="P24"><text:tab/></text:p>
      <text:p text:style-name="P23"><text:span text:style-name="T10"><text:tab/></text:span><text:span text:style-name="T13">@Getter</text:span></text:p>
      <text:p text:style-name="P23"><text:span text:style-name="T10"><text:tab/></text:span><text:span text:style-name="T13">@OneToMany</text:span><text:span text:style-name="T10">(mappedBy = </text:span><text:span text:style-name="T22">"company"</text:span><text:span text:style-name="T10">)</text:span></text:p>
      <text:p text:style-name="P23"><text:span text:style-name="T10"><text:tab/></text:span><text:span text:style-name="T13">@LazyCollection</text:span><text:span text:style-name="T10">(LazyCollectionOption.</text:span><text:span text:style-name="T16">FALSE</text:span><text:span text:style-name="T10">)</text:span></text:p>
      <text:p text:style-name="P23"><text:span text:style-name="T10"><text:tab/></text:span><text:span text:style-name="T9">private</text:span><text:span text:style-name="T10"> List&lt;Platoon&gt; </text:span><text:span text:style-name="T15">plattons</text:span><text:span text:style-name="T10"> = </text:span><text:span text:style-name="T9">new</text:span><text:span text:style-name="T10"> ArrayList&lt;Platoon&gt;();</text:span></text:p>
      <text:p text:style-name="P24"><text:tab/></text:p>
      <text:p text:style-name="P24">}</text:p>
      <text:p text:style-name="P9"/>
      <text:p text:style-name="P9">Platoon.java:</text:p>
      <text:p text:style-name="P9"/>
      <text:p text:style-name="P17"><text:span text:style-name="T9">package</text:span><text:span text:style-name="T10"> com.Entities;</text:span></text:p>
      <text:p text:style-name="P23"/>
      <text:p text:style-name="P23"><text:span text:style-name="T9">import</text:span><text:span text:style-name="T10"> java.util.ArrayList;</text:span></text:p>
      <text:p text:style-name="P23"><text:span text:style-name="T9">import</text:span><text:span text:style-name="T10"> java.util.List;</text:span></text:p>
      <text:p text:style-name="P23"/>
      <text:p text:style-name="P23"><text:span text:style-name="T9">import</text:span><text:span text:style-name="T10"> javax.persistence.Entity;</text:span></text:p>
      <text:p text:style-name="P23"><text:span text:style-name="T9">import</text:span><text:span text:style-name="T10"> javax.persistence.ManyToOne;</text:span></text:p>
      <text:p text:style-name="P23"><text:span text:style-name="T9">import</text:span><text:span text:style-name="T10"> javax.persistence.OneToMany;</text:span></text:p>
      <text:p text:style-name="P23"/>
      <text:p text:style-name="P23"><text:span text:style-name="T9">import</text:span><text:span text:style-name="T10"> org.hibernate.annotations.LazyCollection;</text:span></text:p>
      <text:p text:style-name="P23"><text:span text:style-name="T9">import</text:span><text:span text:style-name="T10"> org.hibernate.annotations.LazyCollectionOption;</text:span></text:p>
      <text:p text:style-name="P23"/>
      <text:p text:style-name="P23"><text:span text:style-name="T9">import</text:span><text:span text:style-name="T10"> lombok.Getter;</text:span></text:p>
      <text:p text:style-name="P23"><text:span text:style-name="T9">import</text:span><text:span text:style-name="T10"> lombok.Setter;</text:span></text:p>
      <text:p text:style-name="P23"/>
      <text:p text:style-name="P23"/>
      <text:p text:style-name="P28"><text:soft-page-break/>@Entity</text:p>
      <text:p text:style-name="P23"><text:span text:style-name="T9">public</text:span><text:span text:style-name="T10"> </text:span><text:span text:style-name="T9">class</text:span><text:span text:style-name="T10"> Platoon </text:span><text:span text:style-name="T9">extends</text:span><text:span text:style-name="T10"> Unit </text:span><text:span text:style-name="T9">implements</text:span><text:span text:style-name="T10"> Persistable{</text:span></text:p>
      <text:p text:style-name="P23"/>
      <text:p text:style-name="P23"><text:span text:style-name="T10"><text:tab/></text:span><text:span text:style-name="T13">@Getter</text:span></text:p>
      <text:p text:style-name="P23"><text:span text:style-name="T10"><text:tab/></text:span><text:span text:style-name="T13">@Setter</text:span></text:p>
      <text:p text:style-name="P23"><text:span text:style-name="T10"><text:tab/></text:span><text:span text:style-name="T13">@ManyToOne</text:span></text:p>
      <text:p text:style-name="P23"><text:span text:style-name="T10"><text:tab/></text:span><text:span text:style-name="T9">private</text:span><text:span text:style-name="T10"> Company </text:span><text:span text:style-name="T15">company</text:span><text:span text:style-name="T10">;</text:span></text:p>
      <text:p text:style-name="P24"><text:tab/></text:p>
      <text:p text:style-name="P23"><text:span text:style-name="T10"><text:tab/></text:span><text:span text:style-name="T13">@Getter</text:span></text:p>
      <text:p text:style-name="P23"><text:span text:style-name="T10"><text:tab/></text:span><text:span text:style-name="T13">@OneToMany</text:span><text:span text:style-name="T10">(mappedBy = </text:span><text:span text:style-name="T22">"platoon"</text:span><text:span text:style-name="T10">)</text:span></text:p>
      <text:p text:style-name="P23"><text:span text:style-name="T10"><text:tab/></text:span><text:span text:style-name="T13">@LazyCollection</text:span><text:span text:style-name="T10">(LazyCollectionOption.</text:span><text:span text:style-name="T16">FALSE</text:span><text:span text:style-name="T10">)</text:span></text:p>
      <text:p text:style-name="P23"><text:span text:style-name="T10"><text:tab/></text:span><text:span text:style-name="T9">private</text:span><text:span text:style-name="T10"> List&lt;Team&gt; </text:span><text:span text:style-name="T15">teams</text:span><text:span text:style-name="T10"> = </text:span><text:span text:style-name="T9">new</text:span><text:span text:style-name="T10"> </text:span><text:span text:style-name="T12">ArrayList</text:span><text:span text:style-name="T10">&lt;Team&gt;();</text:span></text:p>
      <text:p text:style-name="P24">}</text:p>
      <text:p text:style-name="P9"/>
      <text:p text:style-name="P9">Team.java:</text:p>
      <text:p text:style-name="P9"/>
      <text:p text:style-name="P17"><text:span text:style-name="T9">package</text:span><text:span text:style-name="T10"> com.Entities;</text:span></text:p>
      <text:p text:style-name="P23"/>
      <text:p text:style-name="P23"><text:span text:style-name="T9">import</text:span><text:span text:style-name="T10"> java.util.ArrayList;</text:span></text:p>
      <text:p text:style-name="P23"><text:span text:style-name="T9">import</text:span><text:span text:style-name="T10"> java.util.List;</text:span></text:p>
      <text:p text:style-name="P23"/>
      <text:p text:style-name="P23"><text:span text:style-name="T9">import</text:span><text:span text:style-name="T10"> javax.persistence.Entity;</text:span></text:p>
      <text:p text:style-name="P23"><text:span text:style-name="T9">import</text:span><text:span text:style-name="T10"> javax.persistence.ManyToOne;</text:span></text:p>
      <text:p text:style-name="P23"><text:span text:style-name="T9">import</text:span><text:span text:style-name="T10"> javax.persistence.OneToMany;</text:span></text:p>
      <text:p text:style-name="P23"/>
      <text:p text:style-name="P23"><text:span text:style-name="T9">import</text:span><text:span text:style-name="T10"> org.hibernate.annotations.LazyCollection;</text:span></text:p>
      <text:p text:style-name="P23"><text:span text:style-name="T9">import</text:span><text:span text:style-name="T10"> org.hibernate.annotations.LazyCollectionOption;</text:span></text:p>
      <text:p text:style-name="P23"/>
      <text:p text:style-name="P23"><text:span text:style-name="T9">import</text:span><text:span text:style-name="T10"> lombok.Getter;</text:span></text:p>
      <text:p text:style-name="P23"><text:span text:style-name="T9">import</text:span><text:span text:style-name="T10"> lombok.Setter;</text:span></text:p>
      <text:p text:style-name="P23"/>
      <text:p text:style-name="P28">@Entity</text:p>
      <text:p text:style-name="P23"><text:span text:style-name="T9">public</text:span><text:span text:style-name="T10"> </text:span><text:span text:style-name="T9">class</text:span><text:span text:style-name="T10"> Team </text:span><text:span text:style-name="T9">extends</text:span><text:span text:style-name="T10"> Unit </text:span><text:span text:style-name="T9">implements</text:span><text:span text:style-name="T10"> Persistable{</text:span></text:p>
      <text:p text:style-name="P23"/>
      <text:p text:style-name="P23"><text:span text:style-name="T10"><text:tab/></text:span><text:span text:style-name="T13">@Getter</text:span></text:p>
      <text:p text:style-name="P23"><text:span text:style-name="T10"><text:tab/></text:span><text:span text:style-name="T13">@Setter</text:span></text:p>
      <text:p text:style-name="P23"><text:span text:style-name="T10"><text:tab/></text:span><text:span text:style-name="T13">@ManyToOne</text:span></text:p>
      <text:p text:style-name="P23"><text:span text:style-name="T10"><text:tab/></text:span><text:span text:style-name="T9">private</text:span><text:span text:style-name="T10"> Platoon </text:span><text:span text:style-name="T15">platoon</text:span><text:span text:style-name="T10">;</text:span></text:p>
      <text:p text:style-name="P24"><text:tab/></text:p>
      <text:p text:style-name="P23"><text:span text:style-name="T10"><text:tab/></text:span><text:span text:style-name="T13">@Getter</text:span></text:p>
      <text:p text:style-name="P23"><text:span text:style-name="T10"><text:tab/></text:span><text:span text:style-name="T13">@OneToMany</text:span><text:span text:style-name="T10">(mappedBy = </text:span><text:span text:style-name="T22">"team"</text:span><text:span text:style-name="T10">)</text:span></text:p>
      <text:p text:style-name="P23"><text:span text:style-name="T10"><text:tab/></text:span><text:span text:style-name="T13">@LazyCollection</text:span><text:span text:style-name="T10">(LazyCollectionOption.</text:span><text:span text:style-name="T16">FALSE</text:span><text:span text:style-name="T10">)</text:span></text:p>
      <text:p text:style-name="P23"><text:span text:style-name="T10"><text:tab/></text:span><text:span text:style-name="T9">private</text:span><text:span text:style-name="T10"> List&lt;Soldier&gt; </text:span><text:span text:style-name="T15">soldiers</text:span><text:span text:style-name="T10"> = </text:span><text:span text:style-name="T9">new</text:span><text:span text:style-name="T10"> ArrayList&lt;Soldier&gt;();</text:span></text:p>
      <text:p text:style-name="P24">}</text:p>
      <text:p text:style-name="P9"/>
      <text:p text:style-name="P9">Soldier.java:</text:p>
      <text:p text:style-name="P9"/>
      <text:p text:style-name="P17"><text:span text:style-name="T9">package</text:span><text:span text:style-name="T10"> com.Entities;</text:span></text:p>
      <text:p text:style-name="P23"/>
      <text:p text:style-name="P23"><text:span text:style-name="T9">import</text:span><text:span text:style-name="T10"> java.util.ArrayList;</text:span></text:p>
      <text:p text:style-name="P23"><text:span text:style-name="T9">import</text:span><text:span text:style-name="T10"> java.util.List;</text:span></text:p>
      <text:p text:style-name="P23"/>
      <text:p text:style-name="P23"><text:span text:style-name="T9">import</text:span><text:span text:style-name="T10"> javax.persistence.Column;</text:span></text:p>
      <text:p text:style-name="P23"><text:span text:style-name="T9">import</text:span><text:span text:style-name="T10"> javax.persistence.Entity;</text:span></text:p>
      <text:p text:style-name="P23"><text:span text:style-name="T9">import</text:span><text:span text:style-name="T10"> javax.persistence.GeneratedValue;</text:span></text:p>
      <text:p text:style-name="P23"><text:span text:style-name="T9">import</text:span><text:span text:style-name="T10"> javax.persistence.GenerationType;</text:span></text:p>
      <text:p text:style-name="P23"><text:span text:style-name="T9">import</text:span><text:span text:style-name="T10"> javax.persistence.Id;</text:span></text:p>
      <text:p text:style-name="P23"><text:span text:style-name="T9">import</text:span><text:span text:style-name="T10"> javax.persistence.ManyToOne;</text:span></text:p>
      <text:p text:style-name="P23"><text:span text:style-name="T9">import</text:span><text:span text:style-name="T10"> javax.persistence.OneToMany;</text:span></text:p>
      <text:p text:style-name="P23"/>
      <text:p text:style-name="P23"><text:soft-page-break/><text:span text:style-name="T9">import</text:span><text:span text:style-name="T10"> org.hibernate.annotations.LazyCollection;</text:span></text:p>
      <text:p text:style-name="P23"><text:span text:style-name="T9">import</text:span><text:span text:style-name="T10"> org.hibernate.annotations.LazyCollectionOption;</text:span></text:p>
      <text:p text:style-name="P23"/>
      <text:p text:style-name="P23"><text:span text:style-name="T9">import</text:span><text:span text:style-name="T10"> com.Enums.BloodType;</text:span></text:p>
      <text:p text:style-name="P23"><text:span text:style-name="T9">import</text:span><text:span text:style-name="T10"> com.Enums.Rank;</text:span></text:p>
      <text:p text:style-name="P23"/>
      <text:p text:style-name="P23"><text:span text:style-name="T9">import</text:span><text:span text:style-name="T10"> lombok.Getter;</text:span></text:p>
      <text:p text:style-name="P23"><text:span text:style-name="T9">import</text:span><text:span text:style-name="T10"> lombok.Setter;</text:span></text:p>
      <text:p text:style-name="P23"/>
      <text:p text:style-name="P28">@Entity</text:p>
      <text:p text:style-name="P23"><text:span text:style-name="T9">public</text:span><text:span text:style-name="T10"> </text:span><text:span text:style-name="T9">class</text:span><text:span text:style-name="T10"> Soldier </text:span><text:span text:style-name="T9">implements</text:span><text:span text:style-name="T10"> Persistable{</text:span></text:p>
      <text:p text:style-name="P23"/>
      <text:p text:style-name="P23"><text:span text:style-name="T10"><text:tab/></text:span><text:span text:style-name="T13">@Id</text:span></text:p>
      <text:p text:style-name="P23"><text:span text:style-name="T10"><text:tab/></text:span><text:span text:style-name="T13">@GeneratedValue</text:span><text:span text:style-name="T10">(strategy = GenerationType.</text:span><text:span text:style-name="T16">AUTO</text:span><text:span text:style-name="T10">)</text:span></text:p>
      <text:p text:style-name="P23"><text:span text:style-name="T10"><text:tab/></text:span><text:span text:style-name="T13">@Getter</text:span></text:p>
      <text:p text:style-name="P23"><text:span text:style-name="T10"><text:tab/></text:span><text:span text:style-name="T9">private</text:span><text:span text:style-name="T10"> </text:span><text:span text:style-name="T9">long</text:span><text:span text:style-name="T10"> </text:span><text:span text:style-name="T15">id</text:span><text:span text:style-name="T10">;</text:span></text:p>
      <text:p text:style-name="P24"><text:tab/></text:p>
      <text:p text:style-name="P23"><text:span text:style-name="T10"><text:tab/></text:span><text:span text:style-name="T13">@Getter</text:span></text:p>
      <text:p text:style-name="P23"><text:span text:style-name="T10"><text:tab/></text:span><text:span text:style-name="T13">@Setter</text:span></text:p>
      <text:p text:style-name="P23"><text:span text:style-name="T10"><text:tab/></text:span><text:span text:style-name="T9">private</text:span><text:span text:style-name="T10"> String </text:span><text:span text:style-name="T15">name</text:span><text:span text:style-name="T10">;</text:span></text:p>
      <text:p text:style-name="P24"><text:tab/></text:p>
      <text:p text:style-name="P23"><text:span text:style-name="T10"><text:tab/></text:span><text:span text:style-name="T13">@Getter</text:span></text:p>
      <text:p text:style-name="P23"><text:span text:style-name="T10"><text:tab/></text:span><text:span text:style-name="T14">@Setter</text:span></text:p>
      <text:p text:style-name="P23"><text:span text:style-name="T10"><text:tab/></text:span><text:span text:style-name="T9">private</text:span><text:span text:style-name="T10"> String </text:span><text:span text:style-name="T15">lastName</text:span><text:span text:style-name="T10">;</text:span></text:p>
      <text:p text:style-name="P24"><text:tab/></text:p>
      <text:p text:style-name="P23"><text:span text:style-name="T10"><text:tab/></text:span><text:span text:style-name="T13">@Getter</text:span></text:p>
      <text:p text:style-name="P23"><text:span text:style-name="T10"><text:tab/></text:span><text:span text:style-name="T13">@Setter</text:span></text:p>
      <text:p text:style-name="P23"><text:span text:style-name="T10"><text:tab/></text:span><text:span text:style-name="T9">private</text:span><text:span text:style-name="T10"> BloodType </text:span><text:span text:style-name="T15">bloodType</text:span><text:span text:style-name="T10">;</text:span></text:p>
      <text:p text:style-name="P24"><text:tab/></text:p>
      <text:p text:style-name="P23"><text:span text:style-name="T10"><text:tab/></text:span><text:span text:style-name="T13">@Getter</text:span></text:p>
      <text:p text:style-name="P23"><text:span text:style-name="T10"><text:tab/></text:span><text:span text:style-name="T13">@Setter</text:span></text:p>
      <text:p text:style-name="P23"><text:span text:style-name="T10"><text:tab/></text:span><text:span text:style-name="T13">@Column</text:span><text:span text:style-name="T10">(name = </text:span><text:span text:style-name="T22">"rankOfSoldier"</text:span><text:span text:style-name="T10">)</text:span></text:p>
      <text:p text:style-name="P23"><text:span text:style-name="T10"><text:tab/></text:span><text:span text:style-name="T9">private</text:span><text:span text:style-name="T10"> Rank </text:span><text:span text:style-name="T15">rank</text:span><text:span text:style-name="T10">;</text:span></text:p>
      <text:p text:style-name="P24"><text:tab/></text:p>
      <text:p text:style-name="P23"><text:span text:style-name="T10"><text:tab/></text:span><text:span text:style-name="T13">@Getter</text:span></text:p>
      <text:p text:style-name="P23"><text:span text:style-name="T10"><text:tab/></text:span><text:span text:style-name="T13">@OneToMany</text:span><text:span text:style-name="T10">(mappedBy = </text:span><text:span text:style-name="T22">"soldier"</text:span><text:span text:style-name="T10">)</text:span></text:p>
      <text:p text:style-name="P23"><text:span text:style-name="T10"><text:tab/></text:span><text:span text:style-name="T13">@LazyCollection</text:span><text:span text:style-name="T10">(LazyCollectionOption.</text:span><text:span text:style-name="T16">FALSE</text:span><text:span text:style-name="T10">)</text:span></text:p>
      <text:p text:style-name="P23"><text:span text:style-name="T10"><text:tab/></text:span><text:span text:style-name="T9">private</text:span><text:span text:style-name="T10"> List&lt;Weapon&gt; </text:span><text:span text:style-name="T15">weapons</text:span><text:span text:style-name="T10"> = </text:span><text:span text:style-name="T9">new</text:span><text:span text:style-name="T10"> ArrayList&lt;Weapon&gt;();</text:span></text:p>
      <text:p text:style-name="P24"><text:tab/></text:p>
      <text:p text:style-name="P23"><text:span text:style-name="T10"><text:tab/></text:span><text:span text:style-name="T13">@Getter</text:span></text:p>
      <text:p text:style-name="P23"><text:span text:style-name="T10"><text:tab/></text:span><text:span text:style-name="T13">@Setter</text:span></text:p>
      <text:p text:style-name="P23"><text:span text:style-name="T10"><text:tab/></text:span><text:span text:style-name="T13">@ManyToOne</text:span></text:p>
      <text:p text:style-name="P23"><text:span text:style-name="T10"><text:tab/></text:span><text:span text:style-name="T9">private</text:span><text:span text:style-name="T10"> Team </text:span><text:span text:style-name="T15">team</text:span><text:span text:style-name="T10">;</text:span></text:p>
      <text:p text:style-name="P24">}</text:p>
      <text:p text:style-name="P9"/>
      <text:p text:style-name="P9">Weapon.java:</text:p>
      <text:p text:style-name="P9"/>
      <text:p text:style-name="P17"><text:span text:style-name="T9">package</text:span><text:span text:style-name="T10"> com.Entities;</text:span></text:p>
      <text:p text:style-name="P23"/>
      <text:p text:style-name="P23"><text:span text:style-name="T9">import</text:span><text:span text:style-name="T10"> javax.persistence.Entity;</text:span></text:p>
      <text:p text:style-name="P23"><text:span text:style-name="T9">import</text:span><text:span text:style-name="T10"> javax.persistence.GeneratedValue;</text:span></text:p>
      <text:p text:style-name="P23"><text:span text:style-name="T9">import</text:span><text:span text:style-name="T10"> javax.persistence.GenerationType;</text:span></text:p>
      <text:p text:style-name="P23"><text:span text:style-name="T9">import</text:span><text:span text:style-name="T10"> </text:span><text:span text:style-name="T11">javax.persistence.Id</text:span><text:span text:style-name="T10">;</text:span></text:p>
      <text:p text:style-name="P23"><text:span text:style-name="T9">import</text:span><text:span text:style-name="T10"> javax.persistence.ManyToOne;</text:span></text:p>
      <text:p text:style-name="P23"/>
      <text:p text:style-name="P23"><text:span text:style-name="T9">import</text:span><text:span text:style-name="T10"> com.Enums.WeaponType;</text:span></text:p>
      <text:p text:style-name="P23"/>
      <text:p text:style-name="P23"><text:span text:style-name="T9">import</text:span><text:span text:style-name="T10"> lombok.Getter;</text:span></text:p>
      <text:p text:style-name="P23"><text:span text:style-name="T9">import</text:span><text:span text:style-name="T10"> lombok.Setter;</text:span></text:p>
      <text:p text:style-name="P23"/>
      <text:p text:style-name="P23"/>
      <text:p text:style-name="P28"><text:soft-page-break/>@Entity</text:p>
      <text:p text:style-name="P23"><text:span text:style-name="T9">public</text:span><text:span text:style-name="T10"> </text:span><text:span text:style-name="T9">class</text:span><text:span text:style-name="T10"> Weapon </text:span><text:span text:style-name="T9">implements</text:span><text:span text:style-name="T10"> Persistable{</text:span></text:p>
      <text:p text:style-name="P23"/>
      <text:p text:style-name="P23"><text:span text:style-name="T10"><text:tab/></text:span><text:span text:style-name="T13">@</text:span><text:span text:style-name="T14">Id</text:span></text:p>
      <text:p text:style-name="P23"><text:span text:style-name="T10"><text:tab/></text:span><text:span text:style-name="T13">@GeneratedValue</text:span><text:span text:style-name="T10">(strategy = GenerationType.</text:span><text:span text:style-name="T16">AUTO</text:span><text:span text:style-name="T10">)</text:span></text:p>
      <text:p text:style-name="P23"><text:span text:style-name="T10"><text:tab/></text:span><text:span text:style-name="T13">@Getter</text:span></text:p>
      <text:p text:style-name="P23"><text:span text:style-name="T10"><text:tab/></text:span><text:span text:style-name="T9">private</text:span><text:span text:style-name="T10"> </text:span><text:span text:style-name="T9">long</text:span><text:span text:style-name="T10"> </text:span><text:span text:style-name="T15">id</text:span><text:span text:style-name="T10">;</text:span></text:p>
      <text:p text:style-name="P24"><text:tab/></text:p>
      <text:p text:style-name="P23"><text:span text:style-name="T10"><text:tab/></text:span><text:span text:style-name="T13">@Getter</text:span></text:p>
      <text:p text:style-name="P23"><text:span text:style-name="T10"><text:tab/></text:span><text:span text:style-name="T13">@Setter</text:span></text:p>
      <text:p text:style-name="P23"><text:span text:style-name="T10"><text:tab/></text:span><text:span text:style-name="T9">private</text:span><text:span text:style-name="T10"> String </text:span><text:span text:style-name="T15">name</text:span><text:span text:style-name="T10">;</text:span></text:p>
      <text:p text:style-name="P24"><text:tab/></text:p>
      <text:p text:style-name="P23"><text:span text:style-name="T10"><text:tab/></text:span><text:span text:style-name="T13">@Getter</text:span></text:p>
      <text:p text:style-name="P23"><text:span text:style-name="T10"><text:tab/></text:span><text:span text:style-name="T13">@Setter</text:span></text:p>
      <text:p text:style-name="P23"><text:span text:style-name="T10"><text:tab/></text:span><text:span text:style-name="T9">private</text:span><text:span text:style-name="T10"> String </text:span><text:span text:style-name="T15">serialNumber</text:span><text:span text:style-name="T10">;</text:span></text:p>
      <text:p text:style-name="P24"><text:tab/></text:p>
      <text:p text:style-name="P23"><text:span text:style-name="T10"><text:tab/></text:span><text:span text:style-name="T13">@Getter</text:span></text:p>
      <text:p text:style-name="P23"><text:span text:style-name="T10"><text:tab/></text:span><text:span text:style-name="T13">@Setter</text:span></text:p>
      <text:p text:style-name="P23"><text:span text:style-name="T10"><text:tab/></text:span><text:span text:style-name="T9">private</text:span><text:span text:style-name="T10"> WeaponType </text:span><text:span text:style-name="T15">weaponType</text:span><text:span text:style-name="T10">;</text:span></text:p>
      <text:p text:style-name="P24"><text:tab/></text:p>
      <text:p text:style-name="P23"><text:span text:style-name="T10"><text:tab/></text:span><text:span text:style-name="T13">@Getter</text:span></text:p>
      <text:p text:style-name="P23"><text:span text:style-name="T10"><text:tab/></text:span><text:span text:style-name="T13">@Setter</text:span></text:p>
      <text:p text:style-name="P23"><text:span text:style-name="T10"><text:tab/></text:span><text:span text:style-name="T13">@ManyToOne</text:span></text:p>
      <text:p text:style-name="P23"><text:span text:style-name="T10"><text:tab/></text:span><text:span text:style-name="T9">private</text:span><text:span text:style-name="T10"> Soldier </text:span><text:span text:style-name="T15">soldier</text:span><text:span text:style-name="T10">;</text:span></text:p>
      <text:p text:style-name="P24">}</text:p>
      <text:p text:style-name="P9"/>
      <text:p text:style-name="P7"><text:tab/>Adnotacja @LazyCollection(LazyCollectionOption.FALSE), wyłącza domyślne leniwe kolekcje, czyli ładowanie obiektów-dzieci na żądanie (domyślnie włączone w od Hibernate 3.0) zastępując je ładowaniem ich od razu. Powoduje to rozwiązanie problemu z fetchowaniem, jednak zmniejsza szybkość działania, oraz może powodować wielokrotne wyszukanie tych samych danych (co jednak można bardzo prosto rozwiązać).</text:p>
      <text:p text:style-name="P9"/>
      <text:p text:style-name="P8">6.2) Aplikacja - wstęp</text:p>
      <text:p text:style-name="P8"/>
      <text:p text:style-name="P7"><text:tab/>Nasza aplikacja odwzorowuje architekturę MVC (Model, View, Controller), gdzie poszczególne warstwy odpowiadają za inną funkcjonalność:</text:p>
      <text:p text:style-name="P7"/>
      <text:p text:style-name="P7">- Model – Komunikacja i odwzorowanie bazy danych – Encje, repozytoria do encji</text:p>
      <text:p text:style-name="P7">- View – Interfejs użytkownika – Konsola</text:p>
      <text:p text:style-name="P7">- Controller – Logika biznesowa aplikacji – Akcje</text:p>
      <text:p text:style-name="P7"/>
      <text:p text:style-name="P7">Funkcjonalności zaimplementowane w aplikacji:</text:p>
      <text:p text:style-name="P7"/>
      <text:p text:style-name="P7">- CRUD dla wszystkich encji w bazie danych</text:p>
      <text:p text:style-name="P7">- Możliwość przypinania i odpinania encji do encji</text:p>
      <text:p text:style-name="P7">- Różne sposoby wyszukiwania encji (po Id, w formie zapytania, itp.)</text:p>
      <text:p text:style-name="P7">- Walidacja przy wykonywaniu akcji (np. jeśli żołnierz ma za niski stopień to nie może zostać dowódcą na. Batalionu)</text:p>
      <text:p text:style-name="P7"/>
      <text:p text:style-name="P7"/>
      <text:p text:style-name="P7"/>
      <text:p text:style-name="P8"><text:soft-page-break/>6.3) Akcje</text:p>
      <text:p text:style-name="P7"/>
      <text:p text:style-name="Standard"><text:span text:style-name="T1">Akcje ogólne: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34"><text:span text:style-name="T1">Nazwa</text:span></text:p>
          </table:table-cell>
          <table:table-cell table:style-name="Tabela3.A1" office:value-type="string">
            <text:p text:style-name="P34"><text:span text:style-name="T1">Zadanie</text:span></text:p>
          </table:table-cell>
          <table:table-cell table:style-name="Tabela3.A1" office:value-type="string">
            <text:p text:style-name="P34"><text:span text:style-name="T1">Opis działania | Algorytm</text:span></text:p>
          </table:table-cell>
        </table:table-row>
        <table:table-row table:style-name="Tabela3.1">
          <table:table-cell table:style-name="Tabela3.A2" office:value-type="string">
            <text:p text:style-name="P34">(Interfejs) Action</text:p>
          </table:table-cell>
          <table:table-cell table:style-name="Tabela3.A2" office:value-type="string">
            <text:p text:style-name="P34">Stworzenie wspólnego interfejsu dla wszystkich akcji</text:p>
          </table:table-cell>
          <table:table-cell table:style-name="Tabela3.A2" office:value-type="string">
            <text:p text:style-name="P34">Interfejs udostępnia dwie bezparametrowe metody. <text:line-break/>-<text:span text:style-name="T1">Launch</text:span> - w tej metodzie zawarta jest logika wykonywana przez akcję.</text:p>
            <text:p text:style-name="P34"><text:span text:style-name="T1">-getName</text:span> - służy do uzyskania nazwy identyfikującej daną akcję. Nazwy te są następnie wyświetlane na liście wyboru.</text:p>
          </table:table-cell>
        </table:table-row>
        <table:table-row table:style-name="Tabela3.1">
          <table:table-cell table:style-name="Tabela3.A2" office:value-type="string">
            <text:p text:style-name="P34">AssignCommanderToBattalion</text:p>
          </table:table-cell>
          <table:table-cell table:style-name="Tabela3.A2" office:value-type="string">
            <text:p text:style-name="P34">Dołączenie Dowódcy do Batalionu</text:p>
          </table:table-cell>
          <table:table-cell table:style-name="Tabela3.A2" office:value-type="string">
            <text:p text:style-name="P34">1. Wyszukanie docelowego Batalionu<text:line-break/>2. Wyszukanie Żołnierza o kwalifikacjach dowódcy Batalionu</text:p>
            <text:p text:style-name="P34">3. Usunięcie Żołnierza ze wszystkich dotychczasowych struktur aby zachować spójność danych</text:p>
            <text:p text:style-name="P34">4. Dodanie Żołnierza jako dowódcę Batalionu</text:p>
            <text:p text:style-name="P34">5. Aktualizacja Batalionu w bazie danych</text:p>
          </table:table-cell>
        </table:table-row>
        <table:table-row table:style-name="Tabela3.1">
          <table:table-cell table:style-name="Tabela3.A2" office:value-type="string">
            <text:p text:style-name="P34">AssignCommanderToCompany</text:p>
          </table:table-cell>
          <table:table-cell table:style-name="Tabela3.A2" office:value-type="string">
            <text:p text:style-name="P34">Dołączenie Dowódcy do Kompanii</text:p>
          </table:table-cell>
          <table:table-cell table:style-name="Tabela3.A2" office:value-type="string">
            <text:p text:style-name="P34">1. Wyszukanie docelowej Kompanii <text:line-break/>2. Wyszukanie Żołnierza o kwalifikacjach dowódcy Kompanii</text:p>
            <text:p text:style-name="P34">3. Usunięcie Żołnierza ze wszystkich dotychczasowych struktur aby zachować spójność danych</text:p>
            <text:p text:style-name="P34">4. Dodanie Żołnierza jako dowódcę Kompanii</text:p>
            <text:p text:style-name="P34">5. Aktualizacja Kompanii w bazie danych</text:p>
          </table:table-cell>
        </table:table-row>
        <table:table-row table:style-name="Tabela3.1">
          <table:table-cell table:style-name="Tabela3.A2" office:value-type="string">
            <text:p text:style-name="P34">AssignCommanderToPlatoon</text:p>
          </table:table-cell>
          <table:table-cell table:style-name="Tabela3.A2" office:value-type="string">
            <text:p text:style-name="P34">Dołączenie Dowódcy do Plutonu</text:p>
          </table:table-cell>
          <table:table-cell table:style-name="Tabela3.A2" office:value-type="string">
            <text:p text:style-name="P34">1. Wyszukanie docelowego Plutonu <text:line-break/>2. Wyszukanie Żołnierza o kwalifikacjach dowódcy Plutonu</text:p>
            <text:p text:style-name="P34">3. Usunięcie Żołnierza ze wszystkich dotychczasowych struktur aby zachować spójność danych</text:p>
            <text:p text:style-name="P34">4. Dodanie Żołnierza jako dowódcę Plutonu</text:p>
            <text:p text:style-name="P34">5. Aktualizacja Plutonu w bazie danych</text:p>
          </table:table-cell>
        </table:table-row>
        <table:table-row table:style-name="Tabela3.1">
          <table:table-cell table:style-name="Tabela3.A2" office:value-type="string">
            <text:p text:style-name="P34">AssignCommanderToTeam</text:p>
          </table:table-cell>
          <table:table-cell table:style-name="Tabela3.A2" office:value-type="string">
            <text:p text:style-name="P34">Dołączenie Dowódcy do Grupy</text:p>
          </table:table-cell>
          <table:table-cell table:style-name="Tabela3.A2" office:value-type="string">
            <text:p text:style-name="P34">1. Wyszukanie docelowej Grupy <text:line-break/>2. Wyszukanie Żołnierza o kwalifikacjach dowódcy Grupy</text:p>
            <text:p text:style-name="P34">3. Usunięcie Żołnierza ze wszystkich dotychczasowych struktur aby zachować spójność danych</text:p>
            <text:p text:style-name="P34">4. Dodanie Żołnierza jako członka grupy</text:p>
            <text:p text:style-name="P34">5. Dodanie Żołnierza jako dowódcę Grupy</text:p>
            <text:p text:style-name="P34"><text:soft-page-break/>6. Aktualizacja Grupy w bazie danych</text:p>
            <text:p text:style-name="P34">7. Aktualizacja Żołnierza w bazie danych</text:p>
          </table:table-cell>
        </table:table-row>
        <table:table-row table:style-name="Tabela3.1">
          <table:table-cell table:style-name="Tabela3.A2" office:value-type="string">
            <text:p text:style-name="P34">AssignCompanyToBattalion</text:p>
          </table:table-cell>
          <table:table-cell table:style-name="Tabela3.A2" office:value-type="string">
            <text:p text:style-name="P34">Dołączenie Kompanii do Batalionu</text:p>
          </table:table-cell>
          <table:table-cell table:style-name="Tabela3.A2" office:value-type="string">
            <text:p text:style-name="P34">1. Wyszukanie Batalionu</text:p>
            <text:p text:style-name="P34">2. Wyszukanie Kompanii</text:p>
            <text:p text:style-name="P34">3. Dodanie Kompanii do Batalionu o ile już w nim nie jest<text:line-break/>3.1 Aktualizacja Batalionu w bazie danych</text:p>
            <text:p text:style-name="P34">3.2 Aktualizacja Kompanii w bazie danych</text:p>
          </table:table-cell>
        </table:table-row>
        <table:table-row table:style-name="Tabela3.1">
          <table:table-cell table:style-name="Tabela3.A2" office:value-type="string">
            <text:p text:style-name="P34">AssignPlatoonToCompany</text:p>
          </table:table-cell>
          <table:table-cell table:style-name="Tabela3.A2" office:value-type="string">
            <text:p text:style-name="P34">Dołączenie Plutonu <text:s/>do Kompanii</text:p>
          </table:table-cell>
          <table:table-cell table:style-name="Tabela3.A2" office:value-type="string">
            <text:p text:style-name="P34">1. Wyszukanie Kompanii</text:p>
            <text:p text:style-name="P34">2. Wyszukanie Plutonu</text:p>
            <text:p text:style-name="P34">3. Dodanie Plutonu do Kompanii o ile już w niej nie jest<text:line-break/>3.1 Aktualizacja Kompanii w bazie danych</text:p>
            <text:p text:style-name="P34">3.2 Aktualizacja Plutonu w bazie danych</text:p>
          </table:table-cell>
        </table:table-row>
        <table:table-row table:style-name="Tabela3.1">
          <table:table-cell table:style-name="Tabela3.A2" office:value-type="string">
            <text:p text:style-name="P34">AssignSoldierToTeam</text:p>
          </table:table-cell>
          <table:table-cell table:style-name="Tabela3.A2" office:value-type="string">
            <text:p text:style-name="P34">Dodanie Żołnierza do Grupy</text:p>
          </table:table-cell>
          <table:table-cell table:style-name="Tabela3.A2" office:value-type="string">
            <text:p text:style-name="P34">1. Wyszukanie Grupy</text:p>
            <text:p text:style-name="P34">2. Wyszukanie Żołnierza</text:p>
            <text:p text:style-name="P34">3. Dodanie Żołnierzowi grupy</text:p>
            <text:p text:style-name="P34">4. Dodanie Żołnierza do grupy</text:p>
            <text:p text:style-name="P34">5. Aktualizacja Grupy w bazie danych</text:p>
            <text:p text:style-name="P34">6. Aktualizacja Żołnierza w bazie danych</text:p>
          </table:table-cell>
        </table:table-row>
        <table:table-row table:style-name="Tabela3.1">
          <table:table-cell table:style-name="Tabela3.A2" office:value-type="string">
            <text:p text:style-name="P34">AssignTeamToPlatoon</text:p>
          </table:table-cell>
          <table:table-cell table:style-name="Tabela3.A2" office:value-type="string">
            <text:p text:style-name="P34">Dodanie Grupy do Plutonu</text:p>
          </table:table-cell>
          <table:table-cell table:style-name="Tabela3.A2" office:value-type="string">
            <text:p text:style-name="P34">1. Wyszukanie Plutonu</text:p>
            <text:p text:style-name="P34">2. Wyszukanie Grupy</text:p>
            <text:p text:style-name="P34">3. Dodanie Grupy do plutonu o ile w nim nie jest</text:p>
            <text:p text:style-name="P34">3.1 Aktualizacja Plutonu w bazie danych</text:p>
            <text:p text:style-name="P34">3.2 Aktualizacja Grupy w bazie danych</text:p>
          </table:table-cell>
        </table:table-row>
        <table:table-row table:style-name="Tabela3.1">
          <table:table-cell table:style-name="Tabela3.A2" office:value-type="string">
            <text:p text:style-name="P34">AssignWeaponToSoldier</text:p>
          </table:table-cell>
          <table:table-cell table:style-name="Tabela3.A2" office:value-type="string">
            <text:p text:style-name="P34">Przydzielenie nowej broni do wyposażenia Żołnierza</text:p>
          </table:table-cell>
          <table:table-cell table:style-name="Tabela3.A2" office:value-type="string">
            <text:p text:style-name="P34">1. Wyszukanie Żołnierza</text:p>
            <text:p text:style-name="P34">2. Wyszukanie broni</text:p>
            <text:p text:style-name="P34">3. Przypisanie żołnierza do konkretnej broni</text:p>
            <text:p text:style-name="P34">4. Dodanie broni do kolekcji Żołnierza</text:p>
            <text:p text:style-name="P34">5. Aktualizacja Żołnierza w bazie danych</text:p>
            <text:p text:style-name="P34">6. Aktualizacja Broni w bazie danych</text:p>
          </table:table-cell>
        </table:table-row>
        <table:table-row table:style-name="Tabela3.1">
          <table:table-cell table:style-name="Tabela3.A2" office:value-type="string">
            <text:p text:style-name="P34">Exit</text:p>
          </table:table-cell>
          <table:table-cell table:style-name="Tabela3.A2" office:value-type="string">
            <text:p text:style-name="P34">Zakończenie działania aplikacji</text:p>
          </table:table-cell>
          <table:table-cell table:style-name="Tabela3.A2" office:value-type="string">
            <text:p text:style-name="P34">1. Wywołanie funkcji systemowej służącej do przerwania działania aplikacji</text:p>
          </table:table-cell>
        </table:table-row>
      </table:table>
      <text:p text:style-name="P7"/>
      <text:p text:style-name="P7"/>
      <text:p text:style-name="P7"/>
      <text:p text:style-name="Standard"><text:soft-page-break/><text:span text:style-name="T1">Akcje Batalionu:</text:span></text:p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34"><text:span text:style-name="T1">Nazwa</text:span></text:p>
          </table:table-cell>
          <table:table-cell table:style-name="Tabela4.A1" office:value-type="string">
            <text:p text:style-name="P34"><text:span text:style-name="T1">Zadanie</text:span></text:p>
          </table:table-cell>
          <table:table-cell table:style-name="Tabela4.A1" office:value-type="string">
            <text:p text:style-name="P34"><text:span text:style-name="T1">Opis działania | Algorytm</text:span></text:p>
          </table:table-cell>
        </table:table-row>
        <table:table-row table:style-name="Tabela4.1">
          <table:table-cell table:style-name="Tabela4.A2" office:value-type="string">
            <text:p text:style-name="P34">CreateBattalion</text:p>
          </table:table-cell>
          <table:table-cell table:style-name="Tabela4.A2" office:value-type="string">
            <text:p text:style-name="P34">Stworzenie nowego Batalionu</text:p>
          </table:table-cell>
          <table:table-cell table:style-name="Tabela4.A2" office:value-type="string">
            <text:p text:style-name="P34">1. Stworzenie nowej instancji Batalionu</text:p>
            <text:p text:style-name="P34">2. Pobranie od użytkownika identyfikatora</text:p>
            <text:p text:style-name="P34">3. Przypisanie identyfikatora do Batalionu</text:p>
            <text:p text:style-name="P34">4. Zapisanie Batalionu w bazie danych</text:p>
          </table:table-cell>
        </table:table-row>
        <table:table-row table:style-name="Tabela4.1">
          <table:table-cell table:style-name="Tabela4.A2" office:value-type="string">
            <text:p text:style-name="P34">DeleteBattalion</text:p>
          </table:table-cell>
          <table:table-cell table:style-name="Tabela4.A2" office:value-type="string">
            <text:p text:style-name="P34">Usunięcie z bazy danych wskazanego Batalionu</text:p>
          </table:table-cell>
          <table:table-cell table:style-name="Tabela4.A2" office:value-type="string">
            <text:p text:style-name="P34">1. Wyszukanie Batalionu</text:p>
            <text:p text:style-name="P34">2. Odłączenie Dowódcy od Batalionu</text:p>
            <text:p text:style-name="P34">3. Odłączenie Kompanii od Batalionu</text:p>
            <text:p text:style-name="P34">4. Usunięcie Batalionu w bazie danych</text:p>
          </table:table-cell>
        </table:table-row>
        <table:table-row table:style-name="Tabela4.1">
          <table:table-cell table:style-name="Tabela4.A2" office:value-type="string">
            <text:p text:style-name="P34">FindAllBattalions</text:p>
          </table:table-cell>
          <table:table-cell table:style-name="Tabela4.A2" office:value-type="string">
            <text:p text:style-name="P34">Wyszukanie wszystkich dostępnych Batalionów</text:p>
          </table:table-cell>
          <table:table-cell table:style-name="Tabela4.A2" office:value-type="string">
            <text:p text:style-name="P34">1. Wyszukanie w bazie Batalionów</text:p>
            <text:p text:style-name="P34">2. Wyświetlenie użytkownikowi listy wyników</text:p>
          </table:table-cell>
        </table:table-row>
        <table:table-row table:style-name="Tabela4.1">
          <table:table-cell table:style-name="Tabela4.A2" office:value-type="string">
            <text:p text:style-name="P34">FindBattalionByCommander</text:p>
          </table:table-cell>
          <table:table-cell table:style-name="Tabela4.A2" office:value-type="string">
            <text:p text:style-name="P34">Wyszukanie Batalionu ze wskazanym Dowódcą</text:p>
          </table:table-cell>
          <table:table-cell table:style-name="Tabela4.A2" office:value-type="string">
            <text:p text:style-name="P34">1. Pobranie danych Dowódcy</text:p>
            <text:p text:style-name="P34">2. Wyszukanie listy Żołnierzy o pasujących danych</text:p>
            <text:p text:style-name="P34">3. Dla każdego Dowódcy pobranie jego Batalionu</text:p>
            <text:p text:style-name="P34">3.1 Wyświetlenie listy Batalionów danego Dowódcy</text:p>
          </table:table-cell>
        </table:table-row>
        <table:table-row table:style-name="Tabela4.1">
          <table:table-cell table:style-name="Tabela4.A2" office:value-type="string">
            <text:p text:style-name="P34">FindBattalionById</text:p>
          </table:table-cell>
          <table:table-cell table:style-name="Tabela4.A2" office:value-type="string">
            <text:p text:style-name="P34">Wyszukanie Batalionu po numerze ID</text:p>
          </table:table-cell>
          <table:table-cell table:style-name="Tabela4.A2" office:value-type="string">
            <text:p text:style-name="P34">1. Wyszukanie Batalionu</text:p>
            <text:p text:style-name="P34">2. Wyświetlenie Batalionu</text:p>
            <text:p text:style-name="P34">3. Wyświetlenie Kompanii należących do Batalionu</text:p>
          </table:table-cell>
        </table:table-row>
        <table:table-row table:style-name="Tabela4.1">
          <table:table-cell table:style-name="Tabela4.A2" office:value-type="string">
            <text:p text:style-name="P34">FindBattalionsWithoutCommander</text:p>
          </table:table-cell>
          <table:table-cell table:style-name="Tabela4.A2" office:value-type="string">
            <text:p text:style-name="P34">Wyszukanie Batalionów które nie mają Dowódcy</text:p>
          </table:table-cell>
          <table:table-cell table:style-name="Tabela4.A2" office:value-type="string">
            <text:p text:style-name="P34">1. Wyszukanie Batalionów bez Dowódcy w bazie danych</text:p>
            <text:p text:style-name="P34">2. Wyświetlenie listy wyników użytkownikowi</text:p>
          </table:table-cell>
        </table:table-row>
        <table:table-row table:style-name="Tabela4.1">
          <table:table-cell table:style-name="Tabela4.A2" office:value-type="string">
            <text:p text:style-name="P34">FindBattalionsWithoutCompanies</text:p>
          </table:table-cell>
          <table:table-cell table:style-name="Tabela4.A2" office:value-type="string">
            <text:p text:style-name="P34">Wuszukanie Batalionów które nie mają żadnych Kompanii</text:p>
          </table:table-cell>
          <table:table-cell table:style-name="Tabela4.A2" office:value-type="string">
            <text:p text:style-name="P34">1. Wyszukanie Batalionów bez Kompanii w bazie danych</text:p>
            <text:p text:style-name="P34">2. Wyświetlenie listy wyników użytkownikowi</text:p>
          </table:table-cell>
        </table:table-row>
        <table:table-row table:style-name="Tabela4.1">
          <table:table-cell table:style-name="Tabela4.A2" office:value-type="string">
            <text:p text:style-name="P34">RemoveCommanderFromBattalion</text:p>
          </table:table-cell>
          <table:table-cell table:style-name="Tabela4.A2" office:value-type="string">
            <text:p text:style-name="P34">Usunięcie Dowódcy z wybranego Batalionu</text:p>
          </table:table-cell>
          <table:table-cell table:style-name="Tabela4.A2" office:value-type="string">
            <text:p text:style-name="P34">1. Wyszukanie Batalionu</text:p>
            <text:p text:style-name="P34">2. Ustawienie Dowódcy jako nie zdefiniowany (null)</text:p>
            <text:p text:style-name="P34">3. Aktualizacja Batalionu w bazie danych</text:p>
          </table:table-cell>
        </table:table-row>
        <table:table-row table:style-name="Tabela4.1">
          <table:table-cell table:style-name="Tabela4.A2" office:value-type="string">
            <text:p text:style-name="P34">UpdateBattalion</text:p>
          </table:table-cell>
          <table:table-cell table:style-name="Tabela4.A2" office:value-type="string">
            <text:p text:style-name="P34">Aktualizacja Batalionu</text:p>
          </table:table-cell>
          <table:table-cell table:style-name="Tabela4.A2" office:value-type="string">
            <text:p text:style-name="P34">1. Wyszukanie Batalionu</text:p>
            <text:p text:style-name="P34">2. Pobranie nowego numeru identyfikującego</text:p>
            <text:p text:style-name="P34">3. Ustawienie nowego identyfikatora</text:p>
            <text:p text:style-name="P34">4. Aktualizacja Batalionu w bazie danych</text:p>
          </table:table-cell>
        </table:table-row>
      </table:table>
      <text:p text:style-name="Standard"/>
      <text:p text:style-name="Standard"/>
      <text:p text:style-name="P50"><text:span text:style-name="T1">Akcje Kompanii:</text:span></text:p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P34"><text:span text:style-name="T1">Nazwa</text:span></text:p>
          </table:table-cell>
          <table:table-cell table:style-name="Tabela5.A1" office:value-type="string">
            <text:p text:style-name="P34"><text:span text:style-name="T1">Zadanie</text:span></text:p>
          </table:table-cell>
          <table:table-cell table:style-name="Tabela5.A1" office:value-type="string">
            <text:p text:style-name="P34"><text:span text:style-name="T1">Opis działania | Algorytm</text:span></text:p>
          </table:table-cell>
        </table:table-row>
        <table:table-row table:style-name="Tabela5.1">
          <table:table-cell table:style-name="Tabela5.A2" office:value-type="string">
            <text:p text:style-name="P34">CreateCompany</text:p>
          </table:table-cell>
          <table:table-cell table:style-name="Tabela5.A2" office:value-type="string">
            <text:p text:style-name="P34">Stworzenie nowej Kompanii</text:p>
          </table:table-cell>
          <table:table-cell table:style-name="Tabela5.A2" office:value-type="string">
            <text:p text:style-name="P34">1. Stworzenie nowej instancji Kompanii</text:p>
            <text:p text:style-name="P34">2. Pobranie od użytkownika identyfikatora</text:p>
            <text:p text:style-name="P34">3. Przypisanie identyfikatora do Kompanii</text:p>
            <text:p text:style-name="P34">4. Zapisanie Kompanii w bazie danych</text:p>
          </table:table-cell>
        </table:table-row>
        <table:table-row table:style-name="Tabela5.1">
          <table:table-cell table:style-name="Tabela5.A2" office:value-type="string">
            <text:p text:style-name="P34">DeleteCompany</text:p>
          </table:table-cell>
          <table:table-cell table:style-name="Tabela5.A2" office:value-type="string">
            <text:p text:style-name="P34">Usunięcie z bazy danych wskazanej Kompanii</text:p>
          </table:table-cell>
          <table:table-cell table:style-name="Tabela5.A2" office:value-type="string">
            <text:p text:style-name="P34">1. Wyszukanie Kompanii</text:p>
            <text:p text:style-name="P34">2. Odłączenie Dowódcy od Kompanii</text:p>
            <text:p text:style-name="P34">3. Odłączenie Plutonów od Kompanii</text:p>
            <text:p text:style-name="P34">4. Usunięcie Kompanii w bazie danych</text:p>
          </table:table-cell>
        </table:table-row>
        <table:table-row table:style-name="Tabela5.1">
          <table:table-cell table:style-name="Tabela5.A2" office:value-type="string">
            <text:p text:style-name="P34">FindAllCompanies</text:p>
          </table:table-cell>
          <table:table-cell table:style-name="Tabela5.A2" office:value-type="string">
            <text:p text:style-name="P34">Wyszukanie wszystkich dostępnych Kompanii</text:p>
          </table:table-cell>
          <table:table-cell table:style-name="Tabela5.A2" office:value-type="string">
            <text:p text:style-name="P34">1. Wyszukanie w bazie Kompanii</text:p>
            <text:p text:style-name="P34">2. Wyświetlenie użytkownikowi listy wyników</text:p>
          </table:table-cell>
        </table:table-row>
        <table:table-row table:style-name="Tabela5.1">
          <table:table-cell table:style-name="Tabela5.A2" office:value-type="string">
            <text:p text:style-name="P34">FindCompaniesWithoutBattalion</text:p>
          </table:table-cell>
          <table:table-cell table:style-name="Tabela5.A2" office:value-type="string">
            <text:p text:style-name="P34">Wyszukanie Kompanii które nie mają Batalionu</text:p>
          </table:table-cell>
          <table:table-cell table:style-name="Tabela5.A2" office:value-type="string">
            <text:p text:style-name="P34">1. Wyszukanie w bazie Kompanii</text:p>
            <text:p text:style-name="P34">2. Wyświetlenie użytkownikowi listy wyników</text:p>
          </table:table-cell>
        </table:table-row>
        <table:table-row table:style-name="Tabela5.1">
          <table:table-cell table:style-name="Tabela5.A2" office:value-type="string">
            <text:p text:style-name="P34">FindCompaniesWithoutCommander</text:p>
          </table:table-cell>
          <table:table-cell table:style-name="Tabela5.A2" office:value-type="string">
            <text:p text:style-name="P34">Wyszukanie Kompanii które nie mają dowódcy</text:p>
          </table:table-cell>
          <table:table-cell table:style-name="Tabela5.A2" office:value-type="string">
            <text:p text:style-name="P34">1. Wyszukanie w bazie Kompanii</text:p>
            <text:p text:style-name="P34">2. Wyświetlenie użytkownikowi listy wyników</text:p>
          </table:table-cell>
        </table:table-row>
        <table:table-row table:style-name="Tabela5.1">
          <table:table-cell table:style-name="Tabela5.A2" office:value-type="string">
            <text:p text:style-name="P34">FindCompaniesWithoutPlatons</text:p>
          </table:table-cell>
          <table:table-cell table:style-name="Tabela5.A2" office:value-type="string">
            <text:p text:style-name="P34">Wyszukanie Kompanii które nie mają Plutonów</text:p>
          </table:table-cell>
          <table:table-cell table:style-name="Tabela5.A2" office:value-type="string">
            <text:p text:style-name="P34">1. Wyszukanie w bazie Kompanii</text:p>
            <text:p text:style-name="P34">2. Wyświetlenie użytkownikowi listy wyników</text:p>
          </table:table-cell>
        </table:table-row>
        <table:table-row table:style-name="Tabela5.1">
          <table:table-cell table:style-name="Tabela5.A2" office:value-type="string">
            <text:p text:style-name="P34">FindCompanyByCommander</text:p>
          </table:table-cell>
          <table:table-cell table:style-name="Tabela5.A2" office:value-type="string">
            <text:p text:style-name="P34">Wyszukanie Kompanii ze wskazanym Dowódcą</text:p>
          </table:table-cell>
          <table:table-cell table:style-name="Tabela5.A2" office:value-type="string">
            <text:p text:style-name="P34">1. Pobranie danych Dowódcy</text:p>
            <text:p text:style-name="P34">2. Wyszukanie listy Żołnierzy o pasujących danych</text:p>
            <text:p text:style-name="P34">3. Dla każdego Dowódcy pobranie jego Kompanii</text:p>
            <text:p text:style-name="P34">3.1 Wyświetlenie listy Kompanii danego Dowódcy</text:p>
          </table:table-cell>
        </table:table-row>
        <table:table-row table:style-name="Tabela5.1">
          <table:table-cell table:style-name="Tabela5.A2" office:value-type="string">
            <text:p text:style-name="P34">FindCompanyById</text:p>
          </table:table-cell>
          <table:table-cell table:style-name="Tabela5.A2" office:value-type="string">
            <text:p text:style-name="P34">Wyszukanie Kompanii po numerze ID</text:p>
          </table:table-cell>
          <table:table-cell table:style-name="Tabela5.A2" office:value-type="string">
            <text:p text:style-name="P34">1. Wyszukanie Kompanii</text:p>
            <text:p text:style-name="P34">2. Wyświetlenie Kompanii</text:p>
            <text:p text:style-name="P34">3. Wyświetlenie Batalionu do jakiego należy kompania</text:p>
            <text:p text:style-name="P34">3. Wyświetlenie Plutonów należących do Batalionu</text:p>
          </table:table-cell>
        </table:table-row>
        <table:table-row table:style-name="Tabela5.1">
          <table:table-cell table:style-name="Tabela5.A2" office:value-type="string">
            <text:p text:style-name="P34">RemoveCommanderFromCompany</text:p>
          </table:table-cell>
          <table:table-cell table:style-name="Tabela5.A2" office:value-type="string">
            <text:p text:style-name="P34">Usunięcie Dowódcy z wybranej Kompanii</text:p>
          </table:table-cell>
          <table:table-cell table:style-name="Tabela5.A2" office:value-type="string">
            <text:p text:style-name="P34">1. Wyszukanie Kompanii</text:p>
            <text:p text:style-name="P34">2. Ustawienie Dowódcy jako nie zdefiniowany (null)</text:p>
            <text:p text:style-name="P34">3. Aktualizacja Kompanii w bazie danych</text:p>
          </table:table-cell>
        </table:table-row>
        <table:table-row table:style-name="Tabela5.1">
          <table:table-cell table:style-name="Tabela5.A2" office:value-type="string">
            <text:p text:style-name="P34">UpdateCompany</text:p>
          </table:table-cell>
          <table:table-cell table:style-name="Tabela5.A2" office:value-type="string">
            <text:p text:style-name="P34">Aktualizacja Kompanii</text:p>
          </table:table-cell>
          <table:table-cell table:style-name="Tabela5.A2" office:value-type="string">
            <text:p text:style-name="P34">1. Wyszukanie Kompanii</text:p>
            <text:p text:style-name="P34">2. Pobranie nowego numeru identyfikującego</text:p>
            <text:p text:style-name="P34">3. Ustawienie nowego identyfikatora</text:p>
            <text:p text:style-name="P34">4. Aktualizacja Kompanii w bazie danych</text:p>
          </table:table-cell>
        </table:table-row>
      </table:table>
      <text:p text:style-name="Standard"><text:soft-page-break/><text:span text:style-name="T1"/></text:p>
      <text:p text:style-name="Standard"><text:span text:style-name="T1">Akcje Plutonu:</text:span></text:p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office:value-type="string">
            <text:p text:style-name="P34"><text:span text:style-name="T1">Nazwa</text:span></text:p>
          </table:table-cell>
          <table:table-cell table:style-name="Tabela6.A1" office:value-type="string">
            <text:p text:style-name="P34"><text:span text:style-name="T1">Zadanie</text:span></text:p>
          </table:table-cell>
          <table:table-cell table:style-name="Tabela6.A1" office:value-type="string">
            <text:p text:style-name="P34"><text:span text:style-name="T1">Opis działania | Algorytm</text:span></text:p>
          </table:table-cell>
        </table:table-row>
        <table:table-row table:style-name="Tabela6.1">
          <table:table-cell table:style-name="Tabela6.A2" office:value-type="string">
            <text:p text:style-name="P34">CreatePlatoon</text:p>
          </table:table-cell>
          <table:table-cell table:style-name="Tabela6.A2" office:value-type="string">
            <text:p text:style-name="P34">Stworzenie nowego Plutonu</text:p>
          </table:table-cell>
          <table:table-cell table:style-name="Tabela6.A2" office:value-type="string">
            <text:p text:style-name="P34">1. Stworzenie nowej instancji Plutonu</text:p>
            <text:p text:style-name="P34">2. Pobranie od użytkownika identyfikatora</text:p>
            <text:p text:style-name="P34">3. Przypisanie identyfikatora do Plutonu</text:p>
            <text:p text:style-name="P34">4. Zapisanie Plutonu w bazie danych</text:p>
          </table:table-cell>
        </table:table-row>
        <table:table-row table:style-name="Tabela6.1">
          <table:table-cell table:style-name="Tabela6.A2" office:value-type="string">
            <text:p text:style-name="P34">DeletePlatoon</text:p>
          </table:table-cell>
          <table:table-cell table:style-name="Tabela6.A2" office:value-type="string">
            <text:p text:style-name="P34">Usunięcie z bazy danych wskazanego Plutonu</text:p>
          </table:table-cell>
          <table:table-cell table:style-name="Tabela6.A2" office:value-type="string">
            <text:p text:style-name="P34">1. Wyszukanie Plutonu</text:p>
            <text:p text:style-name="P34">2. Odłączenie Dowódcy od Plutonu</text:p>
            <text:p text:style-name="P34">3. Odłączenie Grup od Plutonu</text:p>
            <text:p text:style-name="P34">4. Usunięcie Plutonu w bazie danych</text:p>
          </table:table-cell>
        </table:table-row>
        <table:table-row table:style-name="Tabela6.1">
          <table:table-cell table:style-name="Tabela6.A2" office:value-type="string">
            <text:p text:style-name="P34">FindAllPlatoons</text:p>
          </table:table-cell>
          <table:table-cell table:style-name="Tabela6.A2" office:value-type="string">
            <text:p text:style-name="P34">Wyszukanie wszystkich dostępnych Plutonów</text:p>
          </table:table-cell>
          <table:table-cell table:style-name="Tabela6.A2" office:value-type="string">
            <text:p text:style-name="P34">1. Wyszukanie w bazie Plutonów</text:p>
            <text:p text:style-name="P34">2. Wyświetlenie użytkownikowi listy wyników</text:p>
          </table:table-cell>
        </table:table-row>
        <table:table-row table:style-name="Tabela6.1">
          <table:table-cell table:style-name="Tabela6.A2" office:value-type="string">
            <text:p text:style-name="P34">FindPlatoonByCommander</text:p>
          </table:table-cell>
          <table:table-cell table:style-name="Tabela6.A2" office:value-type="string">
            <text:p text:style-name="P34">Wyszukanie Plutonu ze wskazanym Dowódcą</text:p>
          </table:table-cell>
          <table:table-cell table:style-name="Tabela6.A2" office:value-type="string">
            <text:p text:style-name="P34">1. Pobranie danych Dowódcy</text:p>
            <text:p text:style-name="P34">2. Wyszukanie listy Żołnierzy o pasujących danych</text:p>
            <text:p text:style-name="P34">3. Dla każdego Dowódcy pobranie jego Plutonów</text:p>
            <text:p text:style-name="P34">3.1 Wyświetlenie listy Plutonów danego Dowódcy</text:p>
          </table:table-cell>
        </table:table-row>
        <table:table-row table:style-name="Tabela6.1">
          <table:table-cell table:style-name="Tabela6.A2" office:value-type="string">
            <text:p text:style-name="P34">FindPlatoonById</text:p>
          </table:table-cell>
          <table:table-cell table:style-name="Tabela6.A2" office:value-type="string">
            <text:p text:style-name="P34">Wyszukanie Plutonu po numerze ID</text:p>
          </table:table-cell>
          <table:table-cell table:style-name="Tabela6.A2" office:value-type="string">
            <text:p text:style-name="P34">1. Wyszukanie Plutonu</text:p>
            <text:p text:style-name="P34">2. Wyświetlenie Plutonu</text:p>
            <text:p text:style-name="P34">3. Wyświetlenie Kompanii danego Plutonu</text:p>
            <text:p text:style-name="P34">4. Wyświetlenie listy Grup danego Plutonu</text:p>
          </table:table-cell>
        </table:table-row>
        <table:table-row table:style-name="Tabela6.1">
          <table:table-cell table:style-name="Tabela6.A2" office:value-type="string">
            <text:p text:style-name="P34">FindPlatoonsWithoutCommander</text:p>
          </table:table-cell>
          <table:table-cell table:style-name="Tabela6.A2" office:value-type="string">
            <text:p text:style-name="P34">Wyszukanie Plutonów które nie mają Dowódcy</text:p>
          </table:table-cell>
          <table:table-cell table:style-name="Tabela6.A2" office:value-type="string">
            <text:p text:style-name="P34">1. Wyszukanie Plutonów bez Dowódcy w bazie danych</text:p>
            <text:p text:style-name="P34">2. Wyświetlenie listy wyników użytkownikowi</text:p>
          </table:table-cell>
        </table:table-row>
        <table:table-row table:style-name="Tabela6.1">
          <table:table-cell table:style-name="Tabela6.A2" office:value-type="string">
            <text:p text:style-name="P34">FindPlatoonsWithoutCompanies</text:p>
          </table:table-cell>
          <table:table-cell table:style-name="Tabela6.A2" office:value-type="string">
            <text:p text:style-name="P34">Wyszukanie Plutonów które nie mają Kompanii</text:p>
          </table:table-cell>
          <table:table-cell table:style-name="Tabela6.A2" office:value-type="string">
            <text:p text:style-name="P34">1. Wyszukanie Plutonów bez Kompanii w bazie danych</text:p>
            <text:p text:style-name="P34">2. Wyświetlenie listy wyników użytkownikowi</text:p>
          </table:table-cell>
        </table:table-row>
        <table:table-row table:style-name="Tabela6.1">
          <table:table-cell table:style-name="Tabela6.A2" office:value-type="string">
            <text:p text:style-name="P34">FindPlatoonsWithoutTeams</text:p>
          </table:table-cell>
          <table:table-cell table:style-name="Tabela6.A2" office:value-type="string">
            <text:p text:style-name="P34">Wyszukanie Plutonów które nie mają żadnych Grup</text:p>
          </table:table-cell>
          <table:table-cell table:style-name="Tabela6.A2" office:value-type="string">
            <text:p text:style-name="P34">1. Wyszukanie Plutonów bez Grup w bazie danych</text:p>
            <text:p text:style-name="P34">2. Wyświetlenie listy wyników użytkownikowi</text:p>
          </table:table-cell>
        </table:table-row>
        <table:table-row table:style-name="Tabela6.1">
          <table:table-cell table:style-name="Tabela6.A2" office:value-type="string">
            <text:p text:style-name="P34">RemoveCommanderFromPlatoon</text:p>
          </table:table-cell>
          <table:table-cell table:style-name="Tabela6.A2" office:value-type="string">
            <text:p text:style-name="P34">Usunięcie Dowódcy z wybranego Plutonu</text:p>
          </table:table-cell>
          <table:table-cell table:style-name="Tabela6.A2" office:value-type="string">
            <text:p text:style-name="P34">1. Wyszukanie Plutonu</text:p>
            <text:p text:style-name="P34">2. Ustawienie Dowódcy jako nie zdefiniowany (null)</text:p>
            <text:p text:style-name="P34">3. Aktualizacja Plutonu w bazie danych</text:p>
          </table:table-cell>
        </table:table-row>
        <table:table-row table:style-name="Tabela6.1">
          <table:table-cell table:style-name="Tabela6.A2" office:value-type="string">
            <text:p text:style-name="P34">UpdatePlatoon</text:p>
          </table:table-cell>
          <table:table-cell table:style-name="Tabela6.A2" office:value-type="string">
            <text:p text:style-name="P34">Aktualizacja Plutonu</text:p>
          </table:table-cell>
          <table:table-cell table:style-name="Tabela6.A2" office:value-type="string">
            <text:p text:style-name="P34">1. Wyszukanie Plutonu</text:p>
            <text:p text:style-name="P34">2. Pobranie nowego numeru identyfikującego</text:p>
            <text:p text:style-name="P34">3. Ustawienie nowego identyfikatora</text:p>
            <text:p text:style-name="P34"><text:soft-page-break/>4. Aktualizacja Plutonu w bazie danych</text:p>
          </table:table-cell>
        </table:table-row>
      </table:table>
      <text:p text:style-name="P7"/>
      <text:p text:style-name="P33">Akcje Żołnierza:</text:p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office:value-type="string">
            <text:p text:style-name="P34"><text:span text:style-name="T1">Nazwa</text:span></text:p>
          </table:table-cell>
          <table:table-cell table:style-name="Tabela7.A1" office:value-type="string">
            <text:p text:style-name="P34"><text:span text:style-name="T1">Zadanie</text:span></text:p>
          </table:table-cell>
          <table:table-cell table:style-name="Tabela7.A1" office:value-type="string">
            <text:p text:style-name="P34"><text:span text:style-name="T1">Opis działania | Algorytm</text:span></text:p>
          </table:table-cell>
        </table:table-row>
        <table:table-row table:style-name="Tabela7.1">
          <table:table-cell table:style-name="Tabela7.A2" office:value-type="string">
            <text:p text:style-name="P34">CreateSoldier</text:p>
          </table:table-cell>
          <table:table-cell table:style-name="Tabela7.A2" office:value-type="string">
            <text:p text:style-name="P34">Stworzenie nowego żołnierza</text:p>
          </table:table-cell>
          <table:table-cell table:style-name="Tabela7.A2" office:value-type="string">
            <text:p text:style-name="P34">1. Stworzenie nowej instancji żołnierza</text:p>
            <text:p text:style-name="P34">2. Pobranie od użytkownika imienia i przypisanie go do żołnierza</text:p>
            <text:p text:style-name="P34">3. <text:s/>Pobranie od użytkownika nazwiska i przypisanie go do żołnierza</text:p>
            <text:p text:style-name="P34">4. <text:s/>Pobranie od użytkownika poprawnej grupy krwi i przypisanie jej do żołnierza</text:p>
            <text:p text:style-name="P34">5. Pobranie od użytkownika poprawnego stopnia i przypisanie go do żołnierza</text:p>
            <text:p text:style-name="P34">6. Zapisanie żołnierza w bazie danych</text:p>
          </table:table-cell>
        </table:table-row>
        <table:table-row table:style-name="Tabela7.1">
          <table:table-cell table:style-name="Tabela7.A3" office:value-type="string">
            <text:p text:style-name="P34">DeleteSoldier</text:p>
          </table:table-cell>
          <table:table-cell table:style-name="Tabela7.A3" office:value-type="string">
            <text:p text:style-name="P34">Usunięcie z bazy danych wskazanego żołnierza</text:p>
          </table:table-cell>
          <table:table-cell table:style-name="Tabela7.A3" office:value-type="string">
            <text:list xml:id="list5286508361540914104" text:style-name="L2">
              <text:list-item>
                <text:p text:style-name="P35">Wyszukanie żołnierza</text:p>
              </text:list-item>
              <text:list-item>
                <text:p text:style-name="P35">Odłączenie broni od żołnierza</text:p>
              </text:list-item>
              <text:list-item>
                <text:p text:style-name="P35">Odłączenie żołnierza od drużyny</text:p>
              </text:list-item>
              <text:list-item>
                <text:p text:style-name="P35">Odłączenie dowódcy od drużyny</text:p>
              </text:list-item>
              <text:list-item>
                <text:p text:style-name="P35">Odłączenie dowódcy od plutonu</text:p>
              </text:list-item>
              <text:list-item>
                <text:p text:style-name="P35">Odłączenie dowódcy od kompanii</text:p>
              </text:list-item>
              <text:list-item>
                <text:p text:style-name="P35">Odłączenie dowódcy od batalionu</text:p>
              </text:list-item>
              <text:list-item>
                <text:p text:style-name="P35">Usunięcie żołnierza z bazy danych</text:p>
              </text:list-item>
            </text:list>
          </table:table-cell>
        </table:table-row>
        <table:table-row table:style-name="Tabela7.1">
          <table:table-cell table:style-name="Tabela7.A3" office:value-type="string">
            <text:p text:style-name="P34">FindAllSoldiers</text:p>
          </table:table-cell>
          <table:table-cell table:style-name="Tabela7.A3" office:value-type="string">
            <text:p text:style-name="P34">Wyszukanie wszystkich dostępnych w bazie żołnierzy</text:p>
          </table:table-cell>
          <table:table-cell table:style-name="Tabela7.A3" office:value-type="string">
            <text:list xml:id="list5907176137402502522" text:style-name="L3">
              <text:list-item>
                <text:p text:style-name="P36">Wyszukanie w bazie żołnierzy</text:p>
              </text:list-item>
              <text:list-item>
                <text:p text:style-name="P36">Wyświetlenie listy wyników</text:p>
              </text:list-item>
            </text:list>
          </table:table-cell>
        </table:table-row>
        <table:table-row table:style-name="Tabela7.1">
          <table:table-cell table:style-name="Tabela7.A3" office:value-type="string">
            <text:p text:style-name="P34">FindSoldierById</text:p>
          </table:table-cell>
          <table:table-cell table:style-name="Tabela7.A3" office:value-type="string">
            <text:p text:style-name="P34">Wyszukanie żołnierza po ID</text:p>
          </table:table-cell>
          <table:table-cell table:style-name="Tabela7.A3" office:value-type="string">
            <text:list xml:id="list825692032674516490" text:style-name="L4">
              <text:list-item>
                <text:p text:style-name="P37">Wyszukanie żołnierza</text:p>
              </text:list-item>
              <text:list-item>
                <text:p text:style-name="P37">Wyświetlenie żołnierza</text:p>
              </text:list-item>
              <text:list-item>
                <text:p text:style-name="P37">Wyświetlenie drużyny danego żołnierza</text:p>
              </text:list-item>
            </text:list>
          </table:table-cell>
        </table:table-row>
        <table:table-row table:style-name="Tabela7.1">
          <table:table-cell table:style-name="Tabela7.A3" office:value-type="string">
            <text:p text:style-name="P34">FindSoldiersWithoutTeam</text:p>
          </table:table-cell>
          <table:table-cell table:style-name="Tabela7.A3" office:value-type="string">
            <text:p text:style-name="P34">Wyszukanie żołnierzy bez drużyn</text:p>
          </table:table-cell>
          <table:table-cell table:style-name="Tabela7.A3" office:value-type="string">
            <text:list xml:id="list6626658639978999319" text:style-name="L5">
              <text:list-item>
                <text:p text:style-name="P38">Wyszukanie żołnierzy bez drużyn w bazie danych</text:p>
              </text:list-item>
              <text:list-item>
                <text:p text:style-name="P38">Wyświetlenie listy wyników</text:p>
              </text:list-item>
            </text:list>
          </table:table-cell>
        </table:table-row>
        <table:table-row table:style-name="Tabela7.1">
          <table:table-cell table:style-name="Tabela7.A3" office:value-type="string">
            <text:p text:style-name="P34">FindSoldiersWithoutWeapon</text:p>
          </table:table-cell>
          <table:table-cell table:style-name="Tabela7.A3" office:value-type="string">
            <text:p text:style-name="P34">Wyszukanie żołnierzy bez broni</text:p>
          </table:table-cell>
          <table:table-cell table:style-name="Tabela7.A3" office:value-type="string">
            <text:list xml:id="list513651263960191944" text:style-name="L6">
              <text:list-item>
                <text:p text:style-name="P39">Wyszukanie żołnierzy bez broni w bazie danych</text:p>
              </text:list-item>
              <text:list-item>
                <text:p text:style-name="P39">Wyświetlenie listy wyników</text:p>
              </text:list-item>
            </text:list>
          </table:table-cell>
        </table:table-row>
        <table:table-row table:style-name="Tabela7.1">
          <table:table-cell table:style-name="Tabela7.A3" office:value-type="string">
            <text:p text:style-name="P34">UpdateSoldier</text:p>
          </table:table-cell>
          <table:table-cell table:style-name="Tabela7.A3" office:value-type="string">
            <text:p text:style-name="P34">Aktualizacja żołnierza</text:p>
          </table:table-cell>
          <table:table-cell table:style-name="Tabela7.A3" office:value-type="string">
            <text:list xml:id="list3042792968378230466" text:style-name="L7">
              <text:list-item>
                <text:p text:style-name="P40">Wyszukanie żołnierza</text:p>
              </text:list-item>
              <text:list-item>
                <text:p text:style-name="P40">Pobranie nowego imienia</text:p>
              </text:list-item>
              <text:list-item>
                <text:p text:style-name="P40">Ustawienie nowego imienia</text:p>
              </text:list-item>
              <text:list-item>
                <text:p text:style-name="P40">Pobranie nowego nazwiska</text:p>
              </text:list-item>
              <text:list-item>
                <text:p text:style-name="P40"><text:soft-page-break/>Ustawienie nowego nazwiska</text:p>
              </text:list-item>
              <text:list-item>
                <text:p text:style-name="P40">Pobranie nowej grupy krwi</text:p>
              </text:list-item>
              <text:list-item>
                <text:p text:style-name="P40">Ustawienie nowej grupy krwi</text:p>
              </text:list-item>
              <text:list-item>
                <text:p text:style-name="P40">Pobranie nowego stopnia</text:p>
              </text:list-item>
              <text:list-item>
                <text:p text:style-name="P40">Ustawienie nowego stopnia</text:p>
              </text:list-item>
              <text:list-item>
                <text:p text:style-name="P40">Aktualizacja zołnierza w bazie danych</text:p>
              </text:list-item>
            </text:list>
          </table:table-cell>
        </table:table-row>
      </table:table>
      <text:p text:style-name="Standard"/>
      <text:p text:style-name="P32">Akcje drużyny:</text:p>
      <text:p text:style-name="P32"/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office:value-type="string">
            <text:p text:style-name="P34"><text:span text:style-name="T1">Nazwa</text:span></text:p>
          </table:table-cell>
          <table:table-cell table:style-name="Tabela8.A1" office:value-type="string">
            <text:p text:style-name="P34"><text:span text:style-name="T1">Zadanie</text:span></text:p>
          </table:table-cell>
          <table:table-cell table:style-name="Tabela8.A1" office:value-type="string">
            <text:p text:style-name="P34"><text:span text:style-name="T1">Opis działania | Algorytm</text:span></text:p>
          </table:table-cell>
        </table:table-row>
        <table:table-row table:style-name="Tabela8.1">
          <table:table-cell table:style-name="Tabela8.A2" office:value-type="string">
            <text:p text:style-name="P34">CreateTeam</text:p>
          </table:table-cell>
          <table:table-cell table:style-name="Tabela8.A2" office:value-type="string">
            <text:p text:style-name="P34">Stworzenie nowej drużyny</text:p>
          </table:table-cell>
          <table:table-cell table:style-name="Tabela8.A2" office:value-type="string">
            <text:p text:style-name="P34">1. Stworzenie nowej instancji drużyny</text:p>
            <text:p text:style-name="P34">2. Pobranie od użytkownika numeru i przypisanie go do drużyny</text:p>
            <text:p text:style-name="P34">3. Zapisanie druzyny w bazie danych</text:p>
          </table:table-cell>
        </table:table-row>
        <table:table-row table:style-name="Tabela8.1">
          <table:table-cell table:style-name="Tabela8.A3" office:value-type="string">
            <text:p text:style-name="P34">DeleteTeam</text:p>
          </table:table-cell>
          <table:table-cell table:style-name="Tabela8.A3" office:value-type="string">
            <text:p text:style-name="P34">Usunięcie z bazy danych wskazanej drużyny</text:p>
          </table:table-cell>
          <table:table-cell table:style-name="Tabela8.A3" office:value-type="string">
            <text:list xml:id="list611215989448710625" text:style-name="L8">
              <text:list-item>
                <text:p text:style-name="P41">Wyszukanie drużyny</text:p>
              </text:list-item>
              <text:list-item>
                <text:p text:style-name="P41">Odłączenie dowódcy od drużyny</text:p>
              </text:list-item>
              <text:list-item>
                <text:p text:style-name="P41">Odłączenie żołnierzy od drużyny</text:p>
              </text:list-item>
              <text:list-item>
                <text:p text:style-name="P41">usunięcie drużyny z bazy danych</text:p>
              </text:list-item>
            </text:list>
          </table:table-cell>
        </table:table-row>
        <table:table-row table:style-name="Tabela8.1">
          <table:table-cell table:style-name="Tabela8.A3" office:value-type="string">
            <text:p text:style-name="P34">FindAllTeams</text:p>
          </table:table-cell>
          <table:table-cell table:style-name="Tabela8.A3" office:value-type="string">
            <text:p text:style-name="P34">Wyszukanie w bazie wszystkich dostępnych drużyn</text:p>
          </table:table-cell>
          <table:table-cell table:style-name="Tabela8.A3" office:value-type="string">
            <text:list xml:id="list3173542130415429819" text:style-name="L9">
              <text:list-item>
                <text:p text:style-name="P42">Wyszukanie w bazie drużyn</text:p>
              </text:list-item>
              <text:list-item>
                <text:p text:style-name="P42">Wyświetlenie listy wyników</text:p>
              </text:list-item>
            </text:list>
          </table:table-cell>
        </table:table-row>
        <table:table-row table:style-name="Tabela8.1">
          <table:table-cell table:style-name="Tabela8.A3" office:value-type="string">
            <text:p text:style-name="P34">FindTeamByCommander</text:p>
          </table:table-cell>
          <table:table-cell table:style-name="Tabela8.A3" office:value-type="string">
            <text:p text:style-name="P34">Wyszukanie drużyny ze wskazanym dowódcą</text:p>
          </table:table-cell>
          <table:table-cell table:style-name="Tabela8.A3" office:value-type="string">
            <text:list xml:id="list5237470262912343292" text:style-name="L10">
              <text:list-item>
                <text:p text:style-name="P43">Pobranie danych dowódcy</text:p>
              </text:list-item>
              <text:list-item>
                <text:p text:style-name="P43">Wyszukanie listy żołnierzy o pasujących danych</text:p>
              </text:list-item>
              <text:list-item>
                <text:p text:style-name="P43">Dla każdego dowódcy pobranie jego drużyn</text:p>
              </text:list-item>
              <text:list-item>
                <text:p text:style-name="P43">Wyświetlenie listy druzyn danego dowódcy</text:p>
              </text:list-item>
            </text:list>
          </table:table-cell>
        </table:table-row>
        <table:table-row table:style-name="Tabela8.1">
          <table:table-cell table:style-name="Tabela8.A3" office:value-type="string">
            <text:p text:style-name="P34">FindTeamById</text:p>
          </table:table-cell>
          <table:table-cell table:style-name="Tabela8.A3" office:value-type="string">
            <text:p text:style-name="P34">Wyszukanie drużyny po ID</text:p>
          </table:table-cell>
          <table:table-cell table:style-name="Tabela8.A3" office:value-type="string">
            <text:list xml:id="list1450398886674696569" text:style-name="L11">
              <text:list-item>
                <text:p text:style-name="P44">Wyszukanie drużyny</text:p>
              </text:list-item>
              <text:list-item>
                <text:p text:style-name="P44">Wyświetlenie drużyny</text:p>
              </text:list-item>
              <text:list-item>
                <text:p text:style-name="P44">Wyświetlenie żołnierzy w drużynie</text:p>
              </text:list-item>
            </text:list>
          </table:table-cell>
        </table:table-row>
        <table:table-row table:style-name="Tabela8.1">
          <table:table-cell table:style-name="Tabela8.A3" office:value-type="string">
            <text:p text:style-name="P34">FindTeamsWithoutCommander</text:p>
          </table:table-cell>
          <table:table-cell table:style-name="Tabela8.A3" office:value-type="string">
            <text:p text:style-name="P34">Wyszukanie druzyn bez dowódców</text:p>
          </table:table-cell>
          <table:table-cell table:style-name="Tabela8.A3" office:value-type="string">
            <text:list xml:id="list7209454891245811918" text:style-name="L12">
              <text:list-item>
                <text:p text:style-name="P45">Wyszukanie druzyn bez dowódców w bazie danych</text:p>
              </text:list-item>
              <text:list-item>
                <text:p text:style-name="P45">Wyświetlenie listy wyników</text:p>
              </text:list-item>
            </text:list>
          </table:table-cell>
        </table:table-row>
        <table:table-row table:style-name="Tabela8.1">
          <table:table-cell table:style-name="Tabela8.A3" office:value-type="string">
            <text:p text:style-name="P34">FindTeamsWithoutPlatoon</text:p>
          </table:table-cell>
          <table:table-cell table:style-name="Tabela8.A3" office:value-type="string">
            <text:p text:style-name="P34">Wyszukanie drużyn bez plutonów</text:p>
          </table:table-cell>
          <table:table-cell table:style-name="Tabela8.A3" office:value-type="string">
            <text:list xml:id="list2657574731673477866" text:style-name="L13">
              <text:list-item>
                <text:p text:style-name="P46">Wyszukanie drużyn bez plutonów w bazie danych</text:p>
              </text:list-item>
              <text:list-item>
                <text:p text:style-name="P46">Wyświetlenie listy wyników</text:p>
              </text:list-item>
            </text:list>
          </table:table-cell>
        </table:table-row>
        <table:table-row table:style-name="Tabela8.1">
          <table:table-cell table:style-name="Tabela8.A3" office:value-type="string">
            <text:p text:style-name="P34">FindTeamsWithoutSoldiers</text:p>
          </table:table-cell>
          <table:table-cell table:style-name="Tabela8.A3" office:value-type="string">
            <text:p text:style-name="P34">Wyszukanie drużyn bez żołnierzy</text:p>
          </table:table-cell>
          <table:table-cell table:style-name="Tabela8.A3" office:value-type="string">
            <text:list xml:id="list5796905770479168225" text:style-name="L14">
              <text:list-item>
                <text:p text:style-name="P47">Wyszukanie druzyn bez żołnierzy w bazie danych</text:p>
              </text:list-item>
              <text:list-item>
                <text:p text:style-name="P47">wyświetlenie listy wyników</text:p>
              </text:list-item>
            </text:list>
          </table:table-cell>
        </table:table-row>
        <table:table-row table:style-name="Tabela8.1">
          <table:table-cell table:style-name="Tabela8.A3" office:value-type="string">
            <text:p text:style-name="P34">RemoveCommanderFromTeam</text:p>
          </table:table-cell>
          <table:table-cell table:style-name="Tabela8.A3" office:value-type="string">
            <text:p text:style-name="P34">Usunięcie dowódcy z danej drużyny</text:p>
          </table:table-cell>
          <table:table-cell table:style-name="Tabela8.A3" office:value-type="string">
            <text:list xml:id="list665421998386691000" text:style-name="L15">
              <text:list-item>
                <text:p text:style-name="P48">Wyszukanie danej druzyny</text:p>
              </text:list-item>
              <text:list-item>
                <text:p text:style-name="P48">Ustawienie dowódcy w drużynie na null</text:p>
              </text:list-item>
              <text:list-item>
                <text:p text:style-name="P48">Aktualizacja drużyny w bazie</text:p>
              </text:list-item>
            </text:list>
          </table:table-cell>
        </table:table-row>
        <table:table-row table:style-name="Tabela8.1">
          <table:table-cell table:style-name="Tabela8.A3" office:value-type="string">
            <text:p text:style-name="P34">UpdateTeam</text:p>
          </table:table-cell>
          <table:table-cell table:style-name="Tabela8.A3" office:value-type="string">
            <text:p text:style-name="P34">Aktualizacja drużyny</text:p>
          </table:table-cell>
          <table:table-cell table:style-name="Tabela8.A3" office:value-type="string">
            <text:list xml:id="list7037018186094729731" text:style-name="L16">
              <text:list-item>
                <text:p text:style-name="P49">Wyszukanie druzyny</text:p>
              </text:list-item>
              <text:list-item>
                <text:p text:style-name="P49">Ustawienie nowego numeru <text:soft-page-break/>drużyny</text:p>
              </text:list-item>
              <text:list-item>
                <text:p text:style-name="P49">Aktualizacja drużyny w bazie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H17M20S</meta:editing-duration>
    <meta:editing-cycles>502</meta:editing-cycles>
    <meta:generator>OpenOffice/4.1.4$Win32 OpenOffice.org_project/414m5$Build-9788</meta:generator>
    <dc:date>2020-05-30T17:55:51.42</dc:date>
    <meta:document-statistic meta:table-count="8" meta:image-count="19" meta:object-count="0" meta:page-count="45" meta:paragraph-count="1365" meta:word-count="4214" meta:character-count="37252"/>
    <meta:user-defined meta:name="Info 1"/>
    <meta:user-defined meta:name="Info 2"/>
    <meta:user-defined meta:name="Info 3"/>
    <meta:user-defined meta:name="Info 4"/>
  </office:meta>
</office:document-meta>
</file>